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monospace"/>
  </office:font-face-decls>
  <office:automatic-styles>
    <style:style style:name="Table1" style:family="table">
      <style:table-properties style:width="16.979cm" table:align="right"/>
    </style:style>
    <style:style style:name="Table1.A" style:family="table-column">
      <style:table-column-properties style:column-width="2.408cm"/>
    </style:style>
    <style:style style:name="Table1.C" style:family="table-column">
      <style:table-column-properties style:column-width="2.438cm"/>
    </style:style>
    <style:style style:name="Table1.E" style:family="table-column">
      <style:table-column-properties style:column-width="2.409cm"/>
    </style:style>
    <style:style style:name="Table1.G" style:family="table-column">
      <style:table-column-properties style:column-width="2.441cm"/>
    </style:style>
    <style:style style:name="Table1.A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G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H" style:family="table-column">
      <style:table-column-properties style:column-width="2.127cm" style:rel-column-width="8198*"/>
    </style:style>
    <style:style style:name="Table4.A1" style:family="table-cell">
      <style:table-cell-properties fo:padding="0.097cm" fo:border-left="0.5pt solid #000000" fo:border-right="none" fo:border-top="0.5pt solid #000000" fo:border-bottom="0.5pt solid #000000"/>
    </style:style>
    <style:style style:name="Table4.H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H2" style:family="table-cell">
      <style:table-cell-properties fo:padding="0.097cm" fo:border-left="0.5pt solid #000000" fo:border-right="0.5pt solid #000000" fo:border-top="none" fo:border-bottom="0.5pt solid #000000"/>
    </style:style>
    <style:style style:name="Table2" style:family="table">
      <style:table-properties style:width="16.979cm" table:align="right"/>
    </style:style>
    <style:style style:name="Table2.A" style:family="table-column">
      <style:table-column-properties style:column-width="2.408cm"/>
    </style:style>
    <style:style style:name="Table2.C" style:family="table-column">
      <style:table-column-properties style:column-width="2.438cm"/>
    </style:style>
    <style:style style:name="Table2.E" style:family="table-column">
      <style:table-column-properties style:column-width="2.409cm"/>
    </style:style>
    <style:style style:name="Table2.G" style:family="table-column">
      <style:table-column-properties style:column-width="2.441cm"/>
    </style:style>
    <style:style style:name="Table2.A1" style:family="table-cell">
      <style:table-cell-properties fo:padding="0.097cm" fo:border-left="0.5pt solid #000000" fo:border-right="none" fo:border-top="0.5pt solid #000000" fo:border-bottom="0.5pt solid #000000"/>
    </style:style>
    <style:style style:name="Table2.G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G2" style:family="table-cell">
      <style:table-cell-properties fo:padding="0.097cm" fo:border-left="0.5pt solid #000000" fo:border-right="0.5pt solid #000000" fo:border-top="none" fo:border-bottom="0.5pt solid #000000"/>
    </style:style>
    <style:style style:name="Table3" style:family="table">
      <style:table-properties style:width="16.979cm" table:align="right"/>
    </style:style>
    <style:style style:name="Table3.A" style:family="table-column">
      <style:table-column-properties style:column-width="2.408cm"/>
    </style:style>
    <style:style style:name="Table3.C" style:family="table-column">
      <style:table-column-properties style:column-width="2.438cm"/>
    </style:style>
    <style:style style:name="Table3.E" style:family="table-column">
      <style:table-column-properties style:column-width="2.409cm"/>
    </style:style>
    <style:style style:name="Table3.G" style:family="table-column">
      <style:table-column-properties style:column-width="2.441cm"/>
    </style:style>
    <style:style style:name="Table3.A1" style:family="table-cell">
      <style:table-cell-properties fo:padding="0.097cm" fo:border-left="0.5pt solid #000000" fo:border-right="none" fo:border-top="0.5pt solid #000000" fo:border-bottom="0.5pt solid #000000"/>
    </style:style>
    <style:style style:name="Table3.G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G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059fae"/>
    </style:style>
    <style:style style:name="P2" style:family="paragraph" style:parent-style-name="Standard">
      <style:text-properties officeooo:rsid="001beaef" officeooo:paragraph-rsid="0014eb6f"/>
    </style:style>
    <style:style style:name="P3" style:family="paragraph" style:parent-style-name="Standard">
      <style:text-properties officeooo:rsid="001beaef" officeooo:paragraph-rsid="004a222f"/>
    </style:style>
    <style:style style:name="P4" style:family="paragraph" style:parent-style-name="Standard">
      <style:text-properties officeooo:paragraph-rsid="001db61f"/>
    </style:style>
    <style:style style:name="P5" style:family="paragraph" style:parent-style-name="Standard">
      <style:text-properties officeooo:paragraph-rsid="004a222f"/>
    </style:style>
    <style:style style:name="P6" style:family="paragraph" style:parent-style-name="Standard">
      <style:text-properties officeooo:rsid="004ab942" officeooo:paragraph-rsid="004ab942"/>
    </style:style>
    <style:style style:name="P7" style:family="paragraph" style:parent-style-name="Standard">
      <style:text-properties officeooo:paragraph-rsid="004be62a"/>
    </style:style>
    <style:style style:name="P8" style:family="paragraph" style:parent-style-name="Standard">
      <style:text-properties officeooo:paragraph-rsid="00503179"/>
    </style:style>
    <style:style style:name="P9" style:family="paragraph" style:parent-style-name="Standard">
      <style:text-properties officeooo:rsid="0057270e" officeooo:paragraph-rsid="0057270e"/>
    </style:style>
    <style:style style:name="P10" style:family="paragraph" style:parent-style-name="Standard">
      <style:text-properties officeooo:rsid="0057270e" officeooo:paragraph-rsid="005d806b"/>
    </style:style>
    <style:style style:name="P11" style:family="paragraph" style:parent-style-name="Standard">
      <style:text-properties officeooo:rsid="0057270e" officeooo:paragraph-rsid="0137edab"/>
    </style:style>
    <style:style style:name="P12" style:family="paragraph" style:parent-style-name="Standard">
      <style:text-properties officeooo:paragraph-rsid="00619e44"/>
    </style:style>
    <style:style style:name="P13" style:family="paragraph" style:parent-style-name="Standard">
      <style:text-properties officeooo:rsid="006447f5" officeooo:paragraph-rsid="006447f5"/>
    </style:style>
    <style:style style:name="P14" style:family="paragraph" style:parent-style-name="Standard">
      <style:text-properties officeooo:rsid="0064c098" officeooo:paragraph-rsid="007559e5"/>
    </style:style>
    <style:style style:name="P15" style:family="paragraph" style:parent-style-name="Standard">
      <style:text-properties officeooo:rsid="00702db0" officeooo:paragraph-rsid="00702db0"/>
    </style:style>
    <style:style style:name="P16" style:family="paragraph" style:parent-style-name="Standard">
      <style:text-properties officeooo:paragraph-rsid="00784d4d"/>
    </style:style>
    <style:style style:name="P17" style:family="paragraph" style:parent-style-name="Table_20_Contents">
      <style:text-properties officeooo:paragraph-rsid="00784d4d"/>
    </style:style>
    <style:style style:name="P18" style:family="paragraph" style:parent-style-name="Standard">
      <style:text-properties officeooo:rsid="007a643f" officeooo:paragraph-rsid="007a643f"/>
    </style:style>
    <style:style style:name="P19" style:family="paragraph" style:parent-style-name="Standard">
      <style:text-properties officeooo:paragraph-rsid="0083191f"/>
    </style:style>
    <style:style style:name="P20" style:family="paragraph" style:parent-style-name="Standard">
      <style:text-properties officeooo:paragraph-rsid="00a7c3f5"/>
    </style:style>
    <style:style style:name="P21" style:family="paragraph" style:parent-style-name="Standard">
      <style:text-properties officeooo:rsid="00be649b" officeooo:paragraph-rsid="00be649b"/>
    </style:style>
    <style:style style:name="P22" style:family="paragraph" style:parent-style-name="Standard">
      <style:text-properties officeooo:rsid="00be649b" officeooo:paragraph-rsid="00becc09"/>
    </style:style>
    <style:style style:name="P23" style:family="paragraph" style:parent-style-name="Standard">
      <style:text-properties officeooo:rsid="00be649b" officeooo:paragraph-rsid="00c3bc97"/>
    </style:style>
    <style:style style:name="P24" style:family="paragraph" style:parent-style-name="Standard">
      <style:text-properties officeooo:rsid="00ce6399" officeooo:paragraph-rsid="00c3bc97"/>
    </style:style>
    <style:style style:name="P25" style:family="paragraph" style:parent-style-name="Standard">
      <style:text-properties officeooo:rsid="00e7de25" officeooo:paragraph-rsid="00e7de25"/>
    </style:style>
    <style:style style:name="P26" style:family="paragraph" style:parent-style-name="Standard">
      <style:text-properties officeooo:rsid="00e7de25" officeooo:paragraph-rsid="012eb579"/>
    </style:style>
    <style:style style:name="P27" style:family="paragraph" style:parent-style-name="Standard">
      <style:text-properties officeooo:rsid="0109396e" officeooo:paragraph-rsid="0109396e"/>
    </style:style>
    <style:style style:name="P28" style:family="paragraph" style:parent-style-name="Standard">
      <style:text-properties officeooo:rsid="0109396e" officeooo:paragraph-rsid="01138519"/>
    </style:style>
    <style:style style:name="P29" style:family="paragraph" style:parent-style-name="Standard">
      <style:text-properties officeooo:rsid="0109396e" officeooo:paragraph-rsid="01345765"/>
    </style:style>
    <style:style style:name="P30" style:family="paragraph" style:parent-style-name="Standard">
      <style:text-properties officeooo:rsid="010b0b04" officeooo:paragraph-rsid="0109396e"/>
    </style:style>
    <style:style style:name="P31" style:family="paragraph" style:parent-style-name="Standard">
      <style:text-properties officeooo:rsid="010b0b04" officeooo:paragraph-rsid="010b0b04"/>
    </style:style>
    <style:style style:name="P32" style:family="paragraph" style:parent-style-name="Standard">
      <style:text-properties officeooo:rsid="010b0b04" officeooo:paragraph-rsid="01872335"/>
    </style:style>
    <style:style style:name="P33" style:family="paragraph" style:parent-style-name="Standard">
      <style:text-properties officeooo:rsid="0115108d" officeooo:paragraph-rsid="0115108d"/>
    </style:style>
    <style:style style:name="P34" style:family="paragraph" style:parent-style-name="Standard">
      <style:text-properties officeooo:rsid="01190314" officeooo:paragraph-rsid="01190314"/>
    </style:style>
    <style:style style:name="P35" style:family="paragraph" style:parent-style-name="Standard">
      <style:text-properties officeooo:rsid="012205f8" officeooo:paragraph-rsid="012205f8"/>
    </style:style>
    <style:style style:name="P36" style:family="paragraph" style:parent-style-name="Standard">
      <style:text-properties officeooo:rsid="012b0d67" officeooo:paragraph-rsid="012b0d67"/>
    </style:style>
    <style:style style:name="P37" style:family="paragraph" style:parent-style-name="Standard">
      <style:text-properties fo:font-weight="normal" officeooo:rsid="0064c098" officeooo:paragraph-rsid="0064c098" style:font-weight-asian="normal" style:font-weight-complex="normal"/>
    </style:style>
    <style:style style:name="P38" style:family="paragraph" style:parent-style-name="Standard">
      <style:text-properties fo:font-size="12pt" fo:font-weight="normal" officeooo:rsid="00ce6399" officeooo:paragraph-rsid="00c3bc97" style:font-size-asian="12pt" style:font-weight-asian="normal" style:font-size-complex="12pt" style:font-weight-complex="normal"/>
    </style:style>
    <style:style style:name="P39" style:family="paragraph" style:parent-style-name="Standard">
      <style:text-properties officeooo:rsid="0137edab" officeooo:paragraph-rsid="0137edab"/>
    </style:style>
    <style:style style:name="P40" style:family="paragraph" style:parent-style-name="Standard">
      <style:text-properties officeooo:rsid="014de422" officeooo:paragraph-rsid="014de422"/>
    </style:style>
    <style:style style:name="P41" style:family="paragraph" style:parent-style-name="Standard">
      <style:text-properties officeooo:rsid="014de422" officeooo:paragraph-rsid="01673630"/>
    </style:style>
    <style:style style:name="P42" style:family="paragraph" style:parent-style-name="Standard">
      <style:text-properties officeooo:rsid="015af96d" officeooo:paragraph-rsid="015af96d"/>
    </style:style>
    <style:style style:name="P43" style:family="paragraph" style:parent-style-name="Standard">
      <style:text-properties fo:font-weight="bold" officeooo:rsid="0179525b" officeooo:paragraph-rsid="0179525b" style:font-weight-asian="bold" style:font-weight-complex="bold"/>
    </style:style>
    <style:style style:name="P44" style:family="paragraph" style:parent-style-name="Standard">
      <style:text-properties fo:font-weight="bold" officeooo:rsid="010b0b04" officeooo:paragraph-rsid="0109396e" style:font-weight-asian="bold" style:font-weight-complex="bold"/>
    </style:style>
    <style:style style:name="P45" style:family="paragraph" style:parent-style-name="Standard">
      <style:text-properties officeooo:rsid="01794960" officeooo:paragraph-rsid="01794960"/>
    </style:style>
    <style:style style:name="P46" style:family="paragraph" style:parent-style-name="Standard">
      <style:text-properties officeooo:paragraph-rsid="017ab73e"/>
    </style:style>
    <style:style style:name="P47" style:family="paragraph" style:parent-style-name="Standard">
      <style:text-properties officeooo:rsid="018012f9" officeooo:paragraph-rsid="018012f9"/>
    </style:style>
    <style:style style:name="P48" style:family="paragraph" style:parent-style-name="Standard">
      <style:text-properties officeooo:rsid="018198b5" officeooo:paragraph-rsid="018198b5"/>
    </style:style>
    <style:style style:name="P49" style:family="paragraph" style:parent-style-name="Standard">
      <style:text-properties officeooo:rsid="0181d29f" officeooo:paragraph-rsid="0181d29f"/>
    </style:style>
    <style:style style:name="P50"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normal" officeooo:rsid="001beaef" officeooo:paragraph-rsid="004a222f" style:text-blinking="false" fo:background-color="transparent"/>
    </style:style>
    <style:style style:name="P51" style:family="paragraph" style:parent-style-name="Standard" style:list-style-name="L1">
      <style:text-properties officeooo:rsid="0014eb6f" officeooo:paragraph-rsid="0014eb6f"/>
    </style:style>
    <style:style style:name="P52" style:family="paragraph" style:parent-style-name="Standard" style:list-style-name="L2">
      <style:text-properties officeooo:paragraph-rsid="001db61f"/>
    </style:style>
    <style:style style:name="P53" style:family="paragraph" style:parent-style-name="Standard" style:list-style-name="L2">
      <style:text-properties fo:font-size="15pt" officeooo:rsid="001db61f" officeooo:paragraph-rsid="001db61f" style:font-size-asian="15pt" style:font-size-complex="15pt"/>
    </style:style>
    <style:style style:name="P54" style:family="paragraph" style:parent-style-name="Standard">
      <style:text-properties fo:font-size="15pt" fo:font-weight="bold" officeooo:rsid="00a7c3f5" officeooo:paragraph-rsid="00a7c3f5" style:font-size-asian="15pt" style:font-weight-asian="bold" style:font-size-complex="15pt" style:font-weight-complex="bold"/>
    </style:style>
    <style:style style:name="P55" style:family="paragraph" style:parent-style-name="Standard">
      <style:paragraph-properties fo:break-before="page"/>
      <style:text-properties fo:font-size="15pt" fo:font-weight="bold" officeooo:rsid="00a7c3f5" officeooo:paragraph-rsid="00a7c3f5" style:font-size-asian="15pt" style:font-weight-asian="bold" style:font-size-complex="15pt" style:font-weight-complex="bold"/>
    </style:style>
    <style:style style:name="P56" style:family="paragraph" style:parent-style-name="Standard">
      <style:text-properties fo:font-size="15pt" fo:font-weight="bold" officeooo:rsid="00a7c3f5" officeooo:paragraph-rsid="00c3bc97" style:font-size-asian="15pt" style:font-weight-asian="bold" style:font-size-complex="15pt" style:font-weight-complex="bold"/>
    </style:style>
    <style:style style:name="P57" style:family="paragraph" style:parent-style-name="Standard">
      <style:text-properties fo:font-size="15pt" fo:font-weight="bold" officeooo:rsid="00d05d8a" officeooo:paragraph-rsid="00d05d8a" style:font-size-asian="15pt" style:font-weight-asian="bold" style:font-size-complex="15pt" style:font-weight-complex="bold"/>
    </style:style>
    <style:style style:name="P58" style:family="paragraph" style:parent-style-name="Standard">
      <style:text-properties fo:font-size="15pt" fo:font-weight="bold" officeooo:rsid="00d4feb5" officeooo:paragraph-rsid="00d05d8a" style:font-size-asian="15pt" style:font-weight-asian="bold" style:font-size-complex="15pt" style:font-weight-complex="bold"/>
    </style:style>
    <style:style style:name="P59" style:family="paragraph" style:parent-style-name="Standard">
      <style:text-properties fo:font-size="15pt" fo:font-weight="bold" officeooo:rsid="00d4feb5" officeooo:paragraph-rsid="00d4feb5" style:font-size-asian="15pt" style:font-weight-asian="bold" style:font-size-complex="15pt" style:font-weight-complex="bold"/>
    </style:style>
    <style:style style:name="P60" style:family="paragraph" style:parent-style-name="Standard">
      <style:text-properties fo:font-size="15pt" fo:font-weight="bold" officeooo:rsid="00e7de25" officeooo:paragraph-rsid="014a3808" style:font-size-asian="15pt" style:font-weight-asian="bold" style:font-size-complex="15pt" style:font-weight-complex="bold"/>
    </style:style>
    <style:style style:name="P61" style:family="paragraph" style:parent-style-name="Standard">
      <style:text-properties fo:font-size="15pt" fo:font-weight="bold" officeooo:rsid="012205f8" officeooo:paragraph-rsid="012205f8" style:font-size-asian="15pt" style:font-weight-asian="bold" style:font-size-complex="15pt" style:font-weight-complex="bold"/>
    </style:style>
    <style:style style:name="P62" style:family="paragraph" style:parent-style-name="Standard" style:list-style-name="L2">
      <style:text-properties fo:font-weight="bold" officeooo:rsid="001db61f" officeooo:paragraph-rsid="001db61f" style:font-weight-asian="bold" style:font-weight-complex="bold"/>
    </style:style>
    <style:style style:name="P63" style:family="paragraph" style:parent-style-name="Standard">
      <style:text-properties fo:font-weight="bold" officeooo:rsid="010b0b04" officeooo:paragraph-rsid="018198b5" style:font-weight-asian="bold" style:font-weight-complex="bold"/>
    </style:style>
    <style:style style:name="P64" style:family="paragraph" style:parent-style-name="Standard">
      <style:text-properties fo:font-weight="bold" officeooo:rsid="0181d29f" officeooo:paragraph-rsid="0181d29f" style:font-weight-asian="bold" style:font-weight-complex="bold"/>
    </style:style>
    <style:style style:name="P65"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paragraph-rsid="001db61f" style:text-blinking="false" fo:background-color="transparent" style:font-weight-asian="bold" style:font-weight-complex="bold"/>
    </style:style>
    <style:style style:name="P66"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rsid="00503179" officeooo:paragraph-rsid="00503179" style:text-blinking="false" fo:background-color="transparent" style:font-weight-asian="bold" style:font-weight-complex="bold"/>
    </style:style>
    <style:style style:name="P67" style:family="paragraph" style:parent-style-name="Standard" style:list-style-name="L2">
      <style:text-properties fo:font-variant="normal" fo:text-transform="none" fo:color="#000000" loext:opacity="100%" style:text-line-through-style="none" style:text-line-through-type="none" style:font-name="Arial" fo:font-size="12pt" fo:font-style="normal" style:text-underline-style="none" fo:font-weight="bold" officeooo:rsid="006e1e95" officeooo:paragraph-rsid="006e1e95" style:text-blinking="false" fo:background-color="transparent" style:font-weight-asian="bold" style:font-weight-complex="bold"/>
    </style:style>
    <style:style style:name="P68"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922ce" officeooo:paragraph-rsid="0057270e" style:text-blinking="false" fo:background-color="transparent" style:font-weight-asian="bold" style:font-weight-complex="bold"/>
    </style:style>
    <style:style style:name="P69"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922ce" officeooo:paragraph-rsid="005d806b" style:text-blinking="false" fo:background-color="transparent" style:font-weight-asian="bold" style:font-weight-complex="bold"/>
    </style:style>
    <style:style style:name="P70"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5d806b" officeooo:paragraph-rsid="00619e44" style:text-blinking="false" fo:background-color="transparent" style:font-weight-asian="bold" style:font-weight-complex="bold"/>
    </style:style>
    <style:style style:name="P71"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19e44" officeooo:paragraph-rsid="00619e44" style:text-blinking="false" fo:background-color="transparent" style:font-weight-asian="bold" style:font-weight-complex="bold"/>
    </style:style>
    <style:style style:name="P72"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47f5" officeooo:paragraph-rsid="006447f5" style:text-blinking="false" fo:background-color="transparent" style:font-weight-asian="bold" style:font-weight-complex="bold"/>
    </style:style>
    <style:style style:name="P7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47f5" officeooo:paragraph-rsid="007c1515" style:text-blinking="false" fo:background-color="transparent" style:font-weight-asian="bold" style:font-weight-complex="bold"/>
    </style:style>
    <style:style style:name="P7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c098" officeooo:paragraph-rsid="0064c098" style:text-blinking="false" fo:background-color="transparent" style:font-weight-asian="bold" style:font-weight-complex="bold"/>
    </style:style>
    <style:style style:name="P7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64c098" officeooo:paragraph-rsid="007559e5" style:text-blinking="false" fo:background-color="transparent" style:font-weight-asian="bold" style:font-weight-complex="bold"/>
    </style:style>
    <style:style style:name="P7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137edab" officeooo:paragraph-rsid="0137edab" style:text-blinking="false" fo:background-color="transparent" style:font-weight-asian="bold" style:font-weight-complex="bold"/>
    </style:style>
    <style:style style:name="P77"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702db0" officeooo:paragraph-rsid="00702db0" style:text-blinking="false" fo:background-color="transparent" style:font-weight-asian="bold" style:font-weight-complex="bold"/>
    </style:style>
    <style:style style:name="P78"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75f0be" officeooo:paragraph-rsid="007559e5" style:text-blinking="false" fo:background-color="transparent" style:font-weight-asian="bold" style:font-weight-complex="bold"/>
    </style:style>
    <style:style style:name="P79"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760ec9" officeooo:paragraph-rsid="007559e5" style:text-blinking="false" fo:background-color="transparent" style:font-weight-asian="bold" style:font-weight-complex="bold"/>
    </style:style>
    <style:style style:name="P80"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paragraph-rsid="001db61f" style:text-blinking="false" fo:background-color="transparent"/>
    </style:style>
    <style:style style:name="P81"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206ef5" officeooo:paragraph-rsid="004a222f" style:text-blinking="false" fo:background-color="transparent"/>
    </style:style>
    <style:style style:name="P82"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1beaef" officeooo:paragraph-rsid="004a222f" style:text-blinking="false" fo:background-color="transparent"/>
    </style:style>
    <style:style style:name="P8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4ab942" officeooo:paragraph-rsid="004ab942" style:text-blinking="false" fo:background-color="transparent"/>
    </style:style>
    <style:style style:name="P8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paragraph-rsid="004be62a" style:text-blinking="false" fo:background-color="transparent"/>
    </style:style>
    <style:style style:name="P8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4be62a" officeooo:paragraph-rsid="004be62a" style:text-blinking="false" fo:background-color="transparent"/>
    </style:style>
    <style:style style:name="P8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03179" officeooo:paragraph-rsid="00503179" style:text-blinking="false" fo:background-color="transparent"/>
    </style:style>
    <style:style style:name="P87"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1fe2d" officeooo:paragraph-rsid="0051fe2d" style:text-blinking="false" fo:background-color="transparent"/>
    </style:style>
    <style:style style:name="P88"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5363d2" officeooo:paragraph-rsid="005363d2"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normal" officeooo:rsid="0064c098" officeooo:paragraph-rsid="0064c098" style:text-blinking="false" fo:background-color="transparent" style:font-weight-asian="normal" style:font-weight-complex="normal"/>
    </style:style>
    <style:style style:name="P90" style:family="paragraph" style:parent-style-name="Standard">
      <style:text-properties officeooo:rsid="001db61f" officeooo:paragraph-rsid="004a222f"/>
    </style:style>
    <style:style style:name="P91" style:family="paragraph" style:parent-style-name="Standard">
      <style:text-properties officeooo:rsid="0028ffbe" officeooo:paragraph-rsid="004a222f"/>
    </style:style>
    <style:style style:name="P92" style:family="paragraph" style:parent-style-name="Standard">
      <style:text-properties officeooo:rsid="010b0b04" officeooo:paragraph-rsid="0109396e"/>
    </style:style>
    <style:style style:name="P93" style:family="paragraph" style:parent-style-name="Standard">
      <style:text-properties officeooo:rsid="010b0b04" officeooo:paragraph-rsid="018012f9"/>
    </style:style>
    <style:style style:name="P94" style:family="paragraph">
      <style:paragraph-properties fo:text-align="center"/>
    </style:style>
    <style:style style:name="P95" style:family="paragraph">
      <loext:graphic-properties draw:fill-color="#ffffff"/>
    </style:style>
    <style:style style:name="P96" style:family="paragraph">
      <style:paragraph-properties style:writing-mode="lr-tb"/>
      <style:text-properties fo:font-size="12pt"/>
    </style:style>
    <style:style style:name="P97" style:family="paragraph">
      <loext:graphic-properties draw:fill-color="#3465a4"/>
      <style:paragraph-properties style:writing-mode="lr-tb"/>
      <style:text-properties fo:font-size="12pt"/>
    </style:style>
    <style:style style:name="P98" style:family="paragraph">
      <style:paragraph-properties fo:text-align="center" style:writing-mode="lr-tb"/>
      <style:text-properties fo:font-size="12pt"/>
    </style:style>
    <style:style style:name="P99" style:family="paragraph">
      <style:paragraph-properties style:writing-mode="lr-tb"/>
    </style:style>
    <style:style style:name="P100" style:family="paragraph">
      <loext:graphic-properties draw:fill-color="#b2b2b2"/>
      <style:paragraph-properties style:writing-mode="lr-tb"/>
    </style:style>
    <style:style style:name="P101" style:family="paragraph">
      <loext:graphic-properties draw:fill-color="#ffffff"/>
      <style:paragraph-properties style:writing-mode="lr-tb"/>
    </style:style>
    <style:style style:name="P102" style:family="paragraph">
      <style:text-properties fo:font-size="12pt"/>
    </style:style>
    <style:style style:name="P103" style:family="paragraph">
      <loext:graphic-properties draw:fill-color="#ffffff"/>
      <style:paragraph-properties fo:text-align="center" style:writing-mode="lr-tb"/>
      <style:text-properties fo:font-size="12pt"/>
    </style:style>
    <style:style style:name="P104" style:family="paragraph">
      <style:paragraph-properties fo:text-align="center"/>
      <style:text-properties fo:font-size="12pt"/>
    </style:style>
    <style:style style:name="P105" style:family="paragraph">
      <style:paragraph-properties fo:text-align="center" style:writing-mode="lr-tb"/>
    </style:style>
    <style:style style:name="P106" style:family="paragraph">
      <loext:graphic-properties draw:fill-color="#cccccc"/>
      <style:paragraph-properties style:writing-mode="lr-tb"/>
    </style:style>
    <style:style style:name="P107" style:family="paragraph">
      <loext:graphic-properties draw:fill-color="#ffffff"/>
      <style:paragraph-properties fo:text-align="center"/>
    </style:style>
    <style:style style:name="P108" style:family="paragraph">
      <loext:graphic-properties draw:fill-color="#3465a4"/>
      <style:paragraph-properties style:writing-mode="lr-tb"/>
    </style:style>
    <style:style style:name="T1" style:family="text">
      <style:text-properties officeooo:rsid="001365f3"/>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365f3"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4eb6f"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06ef5"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8ffb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be62a"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d5f44"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4d66a1"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03179"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54a79"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570903"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138c68f"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font-weight-asian="bold" style:font-weight-complex="bold"/>
    </style:style>
    <style:style style:name="T15" style:family="text">
      <style:text-properties fo:font-variant="normal" fo:text-transform="none" fo:color="#000000" loext:opacity="100%" style:text-line-through-style="none" style:text-line-through-type="none" style:font-name="Arial" fo:font-size="12pt" fo:font-style="normal" style:text-underline-style="none" fo:font-weight="bold" officeooo:rsid="001365f3" style:text-blinking="false" fo:background-color="transparent" loext:char-shading-value="0" style:font-weight-asian="bold" style:font-weight-complex="bold"/>
    </style:style>
    <style:style style:name="T16" style:family="text">
      <style:text-properties fo:font-variant="normal" fo:text-transform="none" fo:color="#000000" loext:opacity="100%" style:text-line-through-style="none" style:text-line-through-type="none" style:font-name="Arial" fo:font-size="12pt" fo:font-style="normal" style:text-underline-style="none" fo:font-weight="bold" officeooo:rsid="0014eb6f" style:text-blinking="false" fo:background-color="transparent" loext:char-shading-value="0" style:font-weight-asian="bold" style:font-weight-complex="bold"/>
    </style:style>
    <style:style style:name="T17" style:family="text">
      <style:text-properties fo:font-variant="normal" fo:text-transform="none" fo:color="#000000" loext:opacity="100%" style:text-line-through-style="none" style:text-line-through-type="none" style:font-name="Arial" fo:font-size="12pt" fo:font-style="normal" style:text-underline-style="none" fo:font-weight="bold" officeooo:rsid="00206ef5" style:text-blinking="false" fo:background-color="transparent" loext:char-shading-value="0" style:font-weight-asian="bold" style:font-weight-complex="bold"/>
    </style:style>
    <style:style style:name="T18" style:family="text">
      <style:text-properties fo:font-variant="normal" fo:text-transform="none" fo:color="#000000" loext:opacity="100%" style:text-line-through-style="none" style:text-line-through-type="none" style:font-name="Arial" fo:font-size="12pt" fo:font-style="normal" style:text-underline-style="none" fo:font-weight="bold" officeooo:rsid="00503179" style:text-blinking="false" fo:background-color="transparent" loext:char-shading-value="0" style:font-weight-asian="bold" style:font-weight-complex="bold"/>
    </style:style>
    <style:style style:name="T19" style:family="text">
      <style:text-properties fo:font-variant="normal" fo:text-transform="none" fo:color="#000000" loext:opacity="100%" style:text-line-through-style="none" style:text-line-through-type="none" style:font-name="Arial" fo:font-size="12pt" fo:font-style="normal" style:text-underline-style="none" fo:font-weight="bold" officeooo:rsid="005922ce" style:text-blinking="false" fo:background-color="transparent" loext:char-shading-value="0" style:font-weight-asian="bold" style:font-weight-complex="bold"/>
    </style:style>
    <style:style style:name="T20" style:family="text">
      <style:text-properties fo:font-variant="normal" fo:text-transform="none" fo:color="#000000" loext:opacity="100%" style:text-line-through-style="none" style:text-line-through-type="none" style:font-name="Arial" fo:font-size="12pt" fo:font-style="normal" style:text-underline-style="none" fo:font-weight="bold" officeooo:rsid="005d806b" style:text-blinking="false" fo:background-color="transparent" loext:char-shading-value="0" style:font-weight-asian="bold" style:font-weight-complex="bold"/>
    </style:style>
    <style:style style:name="T21" style:family="text">
      <style:text-properties fo:font-variant="normal" fo:text-transform="none" fo:color="#000000" loext:opacity="100%" style:text-line-through-style="none" style:text-line-through-type="none" style:font-name="Arial" fo:font-size="12pt" fo:font-style="normal" style:text-underline-style="none" fo:font-weight="bold" officeooo:rsid="005e4469" style:text-blinking="false" fo:background-color="transparent" loext:char-shading-value="0" style:font-weight-asian="bold" style:font-weight-complex="bold"/>
    </style:style>
    <style:style style:name="T22" style:family="text">
      <style:text-properties fo:font-variant="normal" fo:text-transform="none" fo:color="#000000" loext:opacity="100%" style:text-line-through-style="none" style:text-line-through-type="none" style:font-name="Arial" fo:font-size="12pt" fo:font-style="normal" style:text-underline-style="none" fo:font-weight="bold" officeooo:rsid="00619e44"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Arial" fo:font-size="12pt" fo:font-style="normal" style:text-underline-style="none" fo:font-weight="bold" officeooo:rsid="007559e5"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Arial" fo:font-size="12pt" fo:font-style="normal" style:text-underline-style="none" fo:font-weight="bold" officeooo:rsid="0075f0be" style:text-blinking="false" fo:background-color="transparent"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Arial" fo:font-size="12pt" fo:font-style="normal" style:text-underline-style="none" fo:font-weight="bold" officeooo:rsid="00760ec9" style:text-blinking="false" fo:background-color="transparent" loext:char-shading-value="0" style:font-weight-asian="bold" style:font-weight-complex="bold"/>
    </style:style>
    <style:style style:name="T26" style:family="text">
      <style:text-properties fo:font-variant="normal" fo:text-transform="none" fo:color="#000000" loext:opacity="100%" style:text-line-through-style="none" style:text-line-through-type="none" style:font-name="Arial" fo:font-size="12pt" fo:font-style="normal" style:text-underline-style="none" fo:font-weight="bold" officeooo:rsid="006447f5" style:text-blinking="false" fo:background-color="transparent" loext:char-shading-value="0" style:font-weight-asian="bold" style:font-weight-complex="bold"/>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bold" officeooo:rsid="007ddafb" style:text-blinking="false" fo:background-color="transparent" loext:char-shading-value="0" style:font-weight-asian="bold" style:font-weight-complex="bold"/>
    </style:style>
    <style:style style:name="T28" style:family="text">
      <style:text-properties fo:font-variant="normal" fo:text-transform="none" fo:color="#000000" loext:opacity="100%" style:text-line-through-style="none" style:text-line-through-type="none" style:font-name="Arial" fo:font-size="12pt" fo:font-style="normal" style:text-underline-style="none" fo:font-weight="bold" officeooo:rsid="00802dee" style:text-blinking="false" fo:background-color="transparent" loext:char-shading-value="0" style:font-weight-asian="bold" style:font-weight-complex="bold"/>
    </style:style>
    <style:style style:name="T29" style:family="text">
      <style:text-properties fo:font-variant="normal" fo:text-transform="none" fo:color="#000000" loext:opacity="100%" style:text-line-through-style="none" style:text-line-through-type="none" style:font-name="Arial" fo:font-size="12pt" fo:font-style="normal" style:text-underline-style="none" fo:font-weight="bold" officeooo:rsid="008416b8" style:text-blinking="false" fo:background-color="transparent" loext:char-shading-value="0" style:font-weight-asian="bold" style:font-weight-complex="bold"/>
    </style:style>
    <style:style style:name="T30" style:family="text">
      <style:text-properties fo:font-variant="normal" fo:text-transform="none" fo:color="#000000" loext:opacity="100%" style:text-line-through-style="none" style:text-line-through-type="none" style:font-name="Arial" fo:font-size="12pt" fo:font-style="normal" style:text-underline-style="none" fo:font-weight="bold" officeooo:rsid="0137edab" style:text-blinking="false" fo:background-color="transparent" loext:char-shading-value="0" style:font-weight-asian="bold" style:font-weight-complex="bold"/>
    </style:style>
    <style:style style:name="T31" style:family="text">
      <style:text-properties fo:font-variant="normal" fo:text-transform="none" fo:color="#000000" loext:opacity="100%" style:text-line-through-style="none" style:text-line-through-type="none" style:font-name="Arial" fo:font-size="12pt" fo:font-style="normal" style:text-underline-style="none" fo:font-weight="bold" officeooo:rsid="01386a37" style:text-blinking="false" fo:background-color="transparent" loext:char-shading-value="0" style:font-weight-asian="bold" style:font-weight-complex="bold"/>
    </style:style>
    <style:style style:name="T32" style:family="text">
      <style:text-properties fo:font-variant="normal" fo:text-transform="none" fo:color="#000000" loext:opacity="100%" style:text-line-through-style="none" style:text-line-through-type="none" style:font-name="Arial" fo:font-size="12pt" fo:font-style="normal" style:text-underline-style="none" fo:font-weight="bold" officeooo:rsid="013aa227" style:text-blinking="false" fo:background-color="transparent" loext:char-shading-value="0" style:font-weight-asian="bold" style:font-weight-complex="bold"/>
    </style:style>
    <style:style style:name="T33"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Arial" fo:font-size="12pt" fo:font-style="normal" style:text-underline-style="none" officeooo:rsid="00619e44"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619e44" style:text-blinking="false" fo:background-color="transparent" loext:char-shading-value="0" style:font-size-asian="11pt" style:font-weight-asian="normal" style:font-size-complex="11pt" style:font-weight-complex="normal"/>
    </style:style>
    <style:style style:name="T36" style:family="text">
      <style:text-properties fo:font-variant="normal" fo:text-transform="none" fo:color="#000000" loext:opacity="100%" style:text-line-through-style="none" style:text-line-through-type="none" style:font-name="monospace" fo:font-size="11.25pt" fo:letter-spacing="normal" fo:font-style="normal" style:text-underline-style="none" fo:font-weight="normal" style:text-blinking="false" fo:background-color="transparent" loext:char-shading-value="0"/>
    </style:style>
    <style:style style:name="T37" style:family="text">
      <style:text-properties fo:font-variant="normal" fo:text-transform="none" fo:color="#000000" loext:opacity="100%" style:font-name="monospace" fo:font-size="11.25pt" fo:letter-spacing="normal" fo:font-style="normal" fo:font-weight="normal"/>
    </style:style>
    <style:style style:name="T38"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officeooo:rsid="0014eb6f" style:text-blinking="false" fo:background-color="transparent" loext:char-shading-value="0"/>
    </style:style>
    <style:style style:name="T39" style:family="text">
      <style:text-properties fo:font-variant="normal" fo:text-transform="none" fo:color="#666600" loext:opacity="100%" style:font-name="monospace" fo:font-size="11.25pt" fo:letter-spacing="normal" fo:font-style="normal" fo:font-weight="normal"/>
    </style:style>
    <style:style style:name="T40" style:family="text">
      <style:text-properties officeooo:rsid="00059fae"/>
    </style:style>
    <style:style style:name="T41" style:family="text">
      <style:text-properties fo:font-size="12pt" fo:font-weight="normal" officeooo:rsid="012eb579" style:font-size-asian="12pt" style:font-weight-asian="normal" style:font-size-complex="12pt" style:font-weight-complex="normal"/>
    </style:style>
    <style:style style:name="T42" style:family="text">
      <style:text-properties fo:font-size="12pt" fo:font-weight="normal" officeooo:rsid="01368664" style:font-size-asian="12pt" style:font-weight-asian="normal" style:font-size-complex="12pt" style:font-weight-complex="normal"/>
    </style:style>
    <style:style style:name="T43" style:family="text">
      <style:text-properties fo:font-weight="bold" style:font-weight-asian="bold" style:font-weight-complex="bold"/>
    </style:style>
    <style:style style:name="T44" style:family="text">
      <style:text-properties fo:font-weight="bold" officeooo:rsid="00a7c3f5" style:font-weight-asian="bold" style:font-weight-complex="bold"/>
    </style:style>
    <style:style style:name="T45" style:family="text">
      <style:text-properties fo:font-weight="bold" officeooo:rsid="0179525b" style:font-weight-asian="bold" style:font-weight-complex="bold"/>
    </style:style>
    <style:style style:name="T46" style:family="text">
      <style:text-properties fo:font-weight="bold" officeooo:rsid="017ab73e" style:font-weight-asian="bold" style:font-weight-complex="bold"/>
    </style:style>
    <style:style style:name="T47" style:family="text">
      <style:text-properties fo:font-weight="bold" officeooo:rsid="010b0b04" style:font-weight-asian="bold" style:font-weight-complex="bold"/>
    </style:style>
    <style:style style:name="T48" style:family="text">
      <style:text-properties officeooo:rsid="0028ae30"/>
    </style:style>
    <style:style style:name="T49" style:family="text">
      <style:text-properties officeooo:rsid="0028ffbe"/>
    </style:style>
    <style:style style:name="T50" style:family="text">
      <style:text-properties officeooo:rsid="00a7c3f5"/>
    </style:style>
    <style:style style:name="T51" style:family="text">
      <style:text-properties fo:font-size="15pt" fo:font-weight="bold" style:font-size-asian="15pt" style:font-weight-asian="bold" style:font-size-complex="15pt" style:font-weight-complex="bold"/>
    </style:style>
    <style:style style:name="T52" style:family="text">
      <style:text-properties fo:font-size="15pt" fo:font-weight="bold" officeooo:rsid="00a7c3f5" style:font-size-asian="15pt" style:font-weight-asian="bold" style:font-size-complex="15pt" style:font-weight-complex="bold"/>
    </style:style>
    <style:style style:name="T53" style:family="text">
      <style:text-properties fo:font-size="15pt" fo:font-weight="bold" officeooo:rsid="00c54092" style:font-size-asian="15pt" style:font-weight-asian="bold" style:font-size-complex="15pt" style:font-weight-complex="bold"/>
    </style:style>
    <style:style style:name="T54" style:family="text">
      <style:text-properties fo:font-size="15pt" fo:font-weight="bold" officeooo:rsid="012c208e" style:font-size-asian="15pt" style:font-weight-asian="bold" style:font-size-complex="15pt" style:font-weight-complex="bold"/>
    </style:style>
    <style:style style:name="T55" style:family="text">
      <style:text-properties fo:font-size="15pt" fo:font-weight="bold" officeooo:rsid="015bf14b" style:font-size-asian="15pt" style:font-weight-asian="bold" style:font-size-complex="15pt" style:font-weight-complex="bold"/>
    </style:style>
    <style:style style:name="T56" style:family="text">
      <style:text-properties officeooo:rsid="012eb579"/>
    </style:style>
    <style:style style:name="T57" style:family="text">
      <style:text-properties officeooo:rsid="01345765"/>
    </style:style>
    <style:style style:name="T58" style:family="text">
      <style:text-properties officeooo:rsid="01348e9a"/>
    </style:style>
    <style:style style:name="T59" style:family="text">
      <style:text-properties officeooo:rsid="0159cb4a"/>
    </style:style>
    <style:style style:name="T60" style:family="text">
      <style:text-properties officeooo:rsid="01688aea"/>
    </style:style>
    <style:style style:name="T61" style:family="text">
      <style:text-properties officeooo:rsid="01779e16"/>
    </style:style>
    <style:style style:name="T62" style:family="text">
      <style:text-properties officeooo:rsid="018005ca"/>
    </style:style>
    <style:style style:name="T63" style:family="text">
      <style:text-properties officeooo:rsid="018012f9"/>
    </style:style>
    <style:style style:name="T64" style:family="text">
      <style:text-properties officeooo:rsid="01872335"/>
    </style:style>
    <style:style style:name="T65" style:family="text">
      <style:text-properties fo:font-size="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vg:stroke-color="#6b5e9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6b5e9b" draw:fill-color="#ffffff" draw:textarea-horizontal-align="justify" draw:textarea-vertical-align="middle" draw:auto-grow-height="false" fo:min-height="9.975cm" fo:min-width="17.7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6b5e9b" draw:fill-color="#3465a4" draw:textarea-horizontal-align="justify" draw:textarea-vertical-align="middle" draw:auto-grow-height="false" fo:min-height="0.82cm" fo:min-width="2.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6b5e9b" draw:fill-color="#3465a4" draw:textarea-horizontal-align="justify" draw:textarea-vertical-align="middle" draw:auto-grow-height="false" fo:min-height="0.818cm" fo:min-width="2.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6b5e9b" draw:textarea-horizontal-align="justify" draw:textarea-vertical-align="middle" draw:auto-grow-height="false" fo:min-height="16.685cm" fo:min-width="19.4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6b5e9b" draw:fill-color="#b2b2b2" draw:textarea-horizontal-align="justify" draw:textarea-vertical-align="middle" draw:auto-grow-height="false" fo:min-height="0.956cm" fo:min-width="3.7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6b5e9b" draw:fill-color="#b2b2b2" draw:textarea-horizontal-align="justify" draw:textarea-vertical-align="middle" draw:auto-grow-height="false" fo:min-height="0.933cm" fo:min-width="2.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6b5e9b" draw:fill-color="#ffffff" draw:textarea-horizontal-align="justify" draw:textarea-vertical-align="middle" draw:auto-grow-height="false" fo:min-height="0.953cm" fo:min-width="5.0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6b5e9b" draw:textarea-horizontal-align="justify" draw:textarea-vertical-align="middle" draw:auto-grow-height="false" fo:min-height="1.046cm" fo:min-width="4.6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6b5e9b" draw:textarea-horizontal-align="justify" draw:textarea-vertical-align="middle" draw:auto-grow-height="false" fo:min-height="0.215cm" fo:min-width="0.3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3465a4" draw:fill-color="#ffffff" draw:textarea-horizontal-align="justify" draw:textarea-vertical-align="middle" draw:auto-grow-height="false" fo:min-height="1.011cm" fo:min-width="7.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6b5e9b" draw:fill-color="#ffffff" draw:textarea-horizontal-align="justify" draw:textarea-vertical-align="middle" draw:auto-grow-height="false" fo:min-height="2.836cm" fo:min-width="7.4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6b5e9b"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6b5e9b" draw:textarea-horizontal-align="justify" draw:textarea-vertical-align="middle" draw:auto-grow-height="false" fo:min-height="3.358cm" fo:min-width="3.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6b5e9b" draw:textarea-horizontal-align="justify" draw:textarea-vertical-align="middle" draw:auto-grow-height="false" fo:min-height="0.885cm" fo:min-width="0.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6b5e9b" draw:textarea-horizontal-align="justify" draw:textarea-vertical-align="middle" draw:auto-grow-height="false" fo:min-height="2.037cm" fo:min-width="3.74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6b5e9b" draw:textarea-horizontal-align="justify" draw:textarea-vertical-align="middle" draw:auto-grow-height="false" fo:min-height="2.044cm" fo:min-width="2.4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6b5e9b" draw:textarea-horizontal-align="justify" draw:textarea-vertical-align="middle" draw:auto-grow-height="false" fo:min-height="1.605cm" fo:min-width="3.4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color="#6b5e9b" draw:fill-color="#cccccc" draw:textarea-horizontal-align="justify" draw:textarea-vertical-align="middle" draw:auto-grow-height="false" fo:min-height="0.979cm" fo:min-width="4.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color="#6b5e9b" draw:textarea-horizontal-align="justify" draw:textarea-vertical-align="middle" draw:auto-grow-height="false" fo:min-height="1.274cm" fo:min-width="1.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6b5e9b" draw:textarea-horizontal-align="justify" draw:textarea-vertical-align="middle" draw:auto-grow-height="false" fo:min-height="0.953cm" fo:min-width="5.0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color="#6b5e9b" draw:fill-color="#ffffff" draw:textarea-horizontal-align="justify" draw:textarea-vertical-align="middle" draw:auto-grow-height="false" fo:min-height="8.969cm" fo:min-width="17.5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6b5e9b" draw:fill-color="#3465a4" draw:textarea-horizontal-align="justify" draw:textarea-vertical-align="middle" draw:auto-grow-height="false" fo:min-height="0.811cm" fo:min-width="2.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color="#6b5e9b" draw:fill-color="#b2b2b2" draw:textarea-horizontal-align="justify" draw:textarea-vertical-align="middle" draw:auto-grow-height="false" fo:min-height="1.046cm" fo:min-width="4.6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color="#6b5e9b" draw:textarea-horizontal-align="justify" draw:textarea-vertical-align="middle" draw:auto-grow-height="false" fo:min-height="14.263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color="#6b5e9b" draw:fill-color="#ffffff" draw:textarea-horizontal-align="justify" draw:textarea-vertical-align="middle" draw:auto-grow-height="false" fo:min-height="2.831cm" fo:min-width="7.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6b5e9b" draw:textarea-horizontal-align="justify" draw:textarea-vertical-align="middle" draw:auto-grow-height="false" fo:min-height="21.717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color="#6b5e9b" draw:textarea-horizontal-align="justify" draw:textarea-vertical-align="middle" draw:auto-grow-height="false" fo:min-height="2.365cm" fo:min-width="16.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6b5e9b" draw:textarea-horizontal-align="justify" draw:textarea-vertical-align="middle" draw:auto-grow-height="false" fo:min-height="10.365cm" fo:min-width="17.8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6b5e9b" draw:fill-color="#3465a4" draw:textarea-horizontal-align="justify" draw:textarea-vertical-align="middle" draw:auto-grow-height="false" fo:min-height="0.803cm" fo:min-width="2.9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color="#6b5e9b" draw:textarea-horizontal-align="justify" draw:textarea-vertical-align="middle" draw:auto-grow-height="false" fo:min-height="16.274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color="#6b5e9b" draw:textarea-horizontal-align="justify" draw:textarea-vertical-align="middle" draw:auto-grow-height="false" fo:min-height="1.051cm" fo:min-width="4.6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vg:stroke-color="#6b5e9b" draw:textarea-horizontal-align="justify" draw:textarea-vertical-align="middle" draw:auto-grow-height="false" fo:min-height="15.311cm" fo:min-width="19.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color="#6b5e9b" draw:fill-color="#ffffff" draw:textarea-horizontal-align="justify" draw:textarea-vertical-align="middle" draw:auto-grow-height="false" fo:min-height="1.011cm" fo:min-width="7.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svg:stroke-color="#6b5e9b" draw:textarea-horizontal-align="justify" draw:textarea-vertical-align="middle" draw:auto-grow-height="false" fo:min-height="0.589cm" fo:min-width="0.8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svg:stroke-color="#6b5e9b" draw:textarea-horizontal-align="justify" draw:textarea-vertical-align="middle" draw:auto-grow-height="false" fo:min-height="0.526cm" fo:min-width="1.81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svg:stroke-color="#6b5e9b" draw:textarea-horizontal-align="justify" draw:textarea-vertical-align="middle" draw:auto-grow-height="false" fo:min-height="1.376cm" fo:min-width="4.73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svg:stroke-color="#6b5e9b" draw:textarea-horizontal-align="justify" draw:textarea-vertical-align="middle" draw:auto-grow-height="false" fo:min-height="1.944cm" fo:min-width="9.1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svg:stroke-color="#6b5e9b" draw:textarea-horizontal-align="justify" draw:textarea-vertical-align="middle" draw:auto-grow-height="false" fo:min-height="0.893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svg:stroke-color="#6b5e9b" draw:textarea-horizontal-align="justify" draw:textarea-vertical-align="middle" draw:auto-grow-height="false" fo:min-height="1.053cm" fo:min-width="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svg:stroke-color="#6b5e9b" draw:textarea-horizontal-align="justify" draw:textarea-vertical-align="middle" draw:auto-grow-height="false" fo:min-height="2.037cm" fo:min-width="5.5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svg:stroke-color="#6b5e9b" draw:textarea-horizontal-align="justify" draw:textarea-vertical-align="middle" draw:auto-grow-height="false" fo:min-height="2.041cm" fo:min-width="2.4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textarea-horizontal-align="justify" draw:textarea-vertical-align="middle" draw:auto-grow-height="false" fo:min-height="0.002cm" fo:min-width="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hape 2" draw:style-name="gr43" svg:width="0.121cm" svg:height="0.003cm" svg:x="11.472cm" svg:y="2.5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40"><text:tab/></text:span><text:span text:style-name="T1">DFD </text:span><text:span text:style-name="T3"><text:s/></text:span><text:span text:style-name="T15"><text:s/></text:span><text:span text:style-name="T16">vca <text:s/></text:span><text:bookmark text:name="docs-internal-guid-f9102272-7fff-f592-12ba-ae4d69da9989"/><text:span text:style-name="T16">demo project</text:span></text:p>
      <text:p text:style-name="P1"><text:span text:style-name="T3"><text:tab/></text:span><text:span text:style-name="T4">URL <text:s/></text:span><text:a xlink:type="simple" xlink:href="https://vca.demoproject.aum/" text:style-name="Internet_20_link" text:visited-style-name="Visited_20_Internet_20_Link"><text:span text:style-name="T38">https://vca.demoproject.aum</text:span></text:a><text:span text:style-name="T4"> </text:span></text:p>
      <text:list xml:id="list3201975021" text:style-name="L1">
        <text:list-header>
          <text:p text:style-name="P51"><text:tab/></text:p>
        </text:list-header>
      </text:list>
      <text:p text:style-name="P2"/>
      <text:list xml:id="list2784415944" text:style-name="L2">
        <text:list-item>
          <text:p text:style-name="P53">Module</text:p>
          <text:list>
            <text:list-header>
              <text:p text:style-name="P52"/>
            </text:list-header>
            <text:list-item>
              <text:p text:style-name="P62">Login</text:p>
            </text:list-item>
            <text:list-item>
              <text:p text:style-name="P65"><text:bookmark text:name="docs-internal-guid-5a315170-7fff-78e7-2df1-185691e467fe"/>Register</text:p>
            </text:list-item>
            <text:list-item>
              <text:p text:style-name="P66">Forget passowrd</text:p>
            </text:list-item>
            <text:list-item>
              <text:p text:style-name="P65"><text:bookmark text:name="docs-internal-guid-501eb6ec-7fff-876e-fde5-f494ff74dc51"/>Product</text:p>
            </text:list-item>
            <text:list-item>
              <text:p text:style-name="P67">SuperAdmin</text:p>
            </text:list-item>
          </text:list>
        </text:list-item>
      </text:list>
      <text:p text:style-name="P80"/>
      <text:p text:style-name="P80"/>
      <text:p text:style-name="P80"/>
      <text:p text:style-name="P80"/>
      <text:p text:style-name="P80"/>
      <text:p text:style-name="P5"><text:span text:style-name="T5">1. </text:span><text:span text:style-name="T17">DFD for new User Register Flow</text:span></text:p>
      <text:p text:style-name="P81"/>
      <text:p text:style-name="P81"><text:tab/></text:p>
      <text:p text:style-name="P81"><draw:custom-shape text:anchor-type="paragraph" draw:z-index="1" draw:name="Shape 1" draw:style-name="gr18" draw:text-style-name="P105" svg:width="3.449cm" svg:height="1.606cm" svg:x="5.23cm" svg:y="0.307cm"><text:p text:style-name="P105">User</text:p><draw:enhanced-geometry svg:viewBox="0 0 21600 21600" draw:type="rectangle" draw:enhanced-path="M 0 0 L 21600 0 21600 21600 0 21600 0 0 Z N"/></draw:custom-shape><text:tab/></text:p>
      <text:p text:style-name="P5"><text:span text:style-name="T5"><text:tab/><text:tab/><text:tab/><text:tab/><text:tab/><text:tab/><text:tab/> <text:s/>successfully </text:span><text:span text:style-name="T6"><text:s/>Registration email template</text:span></text:p>
      <text:p text:style-name="P81"><draw:line text:anchor-type="paragraph" draw:z-index="10" draw:name="Line 4" draw:style-name="gr13" draw:text-style-name="P94" svg:x1="-0.27cm" svg:y1="6.943cm" svg:x2="-0.3cm" svg:y2="0.404cm"><text:p/></draw:line><draw:line text:anchor-type="paragraph" draw:z-index="11" draw:name="Line 5" draw:style-name="gr13" draw:text-style-name="P94" svg:x1="-0.27cm" svg:y1="0.404cm" svg:x2="5.23cm" svg:y2="0.344cm"><text:p/></draw:line><draw:line text:anchor-type="paragraph" draw:z-index="12" draw:name="Line 6" draw:style-name="gr13" draw:text-style-name="P94" svg:x1="14.268cm" svg:y1="7.359cm" svg:x2="14.238cm" svg:y2="0.046cm"><text:p/></draw:line><draw:line text:anchor-type="paragraph" draw:z-index="13" draw:name="Line 7" draw:style-name="gr13" draw:text-style-name="P94" svg:x1="14.118cm" svg:y1="0.136cm" svg:x2="8.798cm" svg:y2="0.196cm"><text:p/></draw:line><text:tab/></text:p>
      <text:p text:style-name="P81"><draw:line text:anchor-type="paragraph" draw:z-index="2" draw:name="Line 1" draw:style-name="gr13" draw:text-style-name="P94" svg:x1="6.955cm" svg:y1="0.452cm" svg:x2="6.955cm" svg:y2="4.287cm"><text:p/></draw:line></text:p>
      <text:p text:style-name="P81"/>
      <text:p text:style-name="P90"><text:s/><text:tab/></text:p>
      <text:p text:style-name="P3"><text:tab/><text:tab/><text:tab/> <text:s text:c="10"/><text:span text:style-name="T48">User input </text:span></text:p>
      <text:p text:style-name="P3"/>
      <text:p text:style-name="P3"><text:tab/><text:tab/><text:tab/><text:tab/><text:span text:style-name="T48">name</text:span></text:p>
      <text:p text:style-name="P3"><text:tab/><text:tab/><text:tab/><text:tab/><text:span text:style-name="T48">email<text:tab/></text:span></text:p>
      <text:p text:style-name="P3"><draw:custom-shape text:anchor-type="paragraph" draw:z-index="3" draw:name="Shape 3" draw:style-name="gr42" draw:text-style-name="P99" svg:width="3.449cm" svg:height="2.885cm" svg:x="5.408cm" svg:y="0.878cm"><text:p text:style-name="P99">Process Dat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 draw:name="Line 2" draw:style-name="gr13" draw:text-style-name="P94" svg:x1="5.408cm" svg:y1="2.097cm" svg:x2="1.573cm" svg:y2="2.127cm"><text:p/></draw:line><draw:line text:anchor-type="paragraph" draw:z-index="5" draw:name="Horizontal line 1" draw:style-name="gr13" draw:text-style-name="P94" svg:x1="8.856cm" svg:y1="1.979cm" svg:x2="12.573cm" svg:y2="1.979cm"><text:p/></draw:line><text:tab/><text:tab/><text:tab/><text:tab/><text:span text:style-name="T48">password<text:tab/><text:tab/><text:tab/><text:tab/><text:tab/><text:tab/><text:tab/><text:tab/><text:tab/><text:tab/><text:tab/><text:tab/><text:tab/><text:tab/><text:tab/><text:tab/><text:tab/><text:tab/><text:tab/><text:tab/><text:tab/><text:tab/><text:tab/></text:span><text:span text:style-name="T49">if not valid or</text:span></text:p>
      <text:p text:style-name="P91"><draw:custom-shape text:anchor-type="paragraph" draw:z-index="6" draw:name="Shape 4" draw:style-name="gr16" draw:text-style-name="P105" svg:width="4.042cm" svg:height="2.2cm" svg:x="-1.279cm" svg:y="1.707cm"><text:p text:style-name="P105">Error message</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7" draw:name="Vertical line 1" draw:style-name="gr13" draw:text-style-name="P94" svg:x1="1.573cm" svg:y1="0.667cm" svg:x2="1.573cm" svg:y2="1.708cm"><text:p/></draw:line><draw:custom-shape text:anchor-type="paragraph" draw:z-index="8" draw:name="Shape 5" draw:style-name="gr14" draw:text-style-name="P99" svg:width="3.389cm" svg:height="3.687cm" svg:x="11.592cm" svg:y="2.004cm"><text:p text:style-name="P99">Store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 draw:name="Line 3" draw:style-name="gr13" draw:text-style-name="P94" svg:x1="12.573cm" svg:y1="0.519cm" svg:x2="12.633cm" svg:y2="2.004cm"><text:p/></draw:line><draw:line text:anchor-type="paragraph" draw:z-index="14" draw:name="Vertical line 2" draw:style-name="gr13" draw:text-style-name="P94" svg:x1="9.862cm" svg:y1="0.519cm" svg:x2="9.851cm" svg:y2="6.255cm"><text:p/></draw:line><draw:custom-shape text:anchor-type="paragraph" draw:z-index="15" draw:name="Shape 6" draw:style-name="gr41" draw:text-style-name="P105" svg:width="6.005cm" svg:height="2.2cm" svg:x="4.784cm" svg:y="6.433cm"><text:p text:style-name="P105">Email send </text:p><draw:enhanced-geometry svg:viewBox="0 0 21600 21600" draw:text-areas="800 800 20800 20800" draw:type="round-rectangular-callout" draw:modifiers="4167.75330396476 2745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duplicate email)<text:tab/><text:tab/><text:tab/><text:tab/>if valid data</text:p>
      <text:p text:style-name="P3"/>
      <text:p text:style-name="P3"/>
      <text:p text:style-name="P3"/>
      <text:p text:style-name="P3"/>
      <text:p text:style-name="P3"/>
      <text:p text:style-name="P3"/>
      <text:p text:style-name="P3"/>
      <text:p text:style-name="P3"/>
      <text:p text:style-name="P50"><text:bookmark text:name="docs-internal-guid-75554f10-7fff-99ed-f69b-e0e455cd3a1c"/><text:tab/><text:tab/><text:tab/>Send a user confirmation</text:p>
      <text:p text:style-name="P50"><text:s/><text:tab/><text:tab/><text:tab/>email to activate the account.</text:p>
      <text:p text:style-name="P3"><draw:custom-shape text:anchor-type="paragraph" draw:z-index="16" draw:name="Shape 7" draw:style-name="gr40" svg:width="1.308cm" svg:height="1.488cm" svg:x="15.725cm" svg:y="0.254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21" draw:name="Line 11" draw:style-name="gr13" draw:text-style-name="P94" svg:x1="14.684cm" svg:y1="2.285cm" svg:x2="12.633cm" svg:y2="-0.303cm"><text:p/></draw:line></text:p>
      <text:p text:style-name="P3"/>
      <text:p text:style-name="P3"/>
      <text:p text:style-name="P3"><draw:line text:anchor-type="paragraph" draw:z-index="17" draw:name="Vertical line 3" draw:style-name="gr1" draw:text-style-name="P94" svg:x1="16.408cm" svg:y1="0.28cm" svg:x2="16.408cm" svg:y2="2.1cm"><text:p/></draw:line></text:p>
      <text:p text:style-name="P3"><draw:line text:anchor-type="paragraph" draw:z-index="18" draw:name="Line 8" draw:style-name="gr1" draw:text-style-name="P94" svg:x1="14.684cm" svg:y1="0.337cm" svg:x2="17.716cm" svg:y2="0.307cm"><text:p/></draw:line></text:p>
      <text:p text:style-name="P82"><draw:line text:anchor-type="paragraph" draw:z-index="19" draw:name="Line 9" draw:style-name="gr1" draw:text-style-name="P94" svg:x1="16.408cm" svg:y1="1.127cm" svg:x2="15.487cm" svg:y2="2.138cm"><text:p/></draw:line><draw:line text:anchor-type="paragraph" draw:z-index="20" draw:name="Line 10" draw:style-name="gr1" draw:text-style-name="P94" svg:x1="16.408cm" svg:y1="1.127cm" svg:x2="17.301cm" svg:y2="2.08cm"><text:p/></draw:line><draw:custom-shape text:anchor-type="paragraph" draw:z-index="22" draw:name="Shape 8" draw:style-name="gr39" draw:text-style-name="P99" svg:width="5.292cm" svg:height="0.893cm" svg:x="13.167cm" svg:y="2.524cm"><text:p text:style-name="P99">Admin Access Data <text:s/></text:p><draw:enhanced-geometry svg:viewBox="0 0 21600 21600" draw:type="rectangle" draw:enhanced-path="M 0 0 L 21600 0 21600 21600 0 21600 0 0 Z N"/></draw:custom-shape></text:p>
      <text:p text:style-name="P80"/>
      <text:p text:style-name="P80"/>
      <text:p text:style-name="P80"><text:soft-page-break/></text:p>
      <text:p text:style-name="P80"/>
      <text:p text:style-name="P80"/>
      <text:p text:style-name="P80"/>
      <text:p text:style-name="P6"><text:span text:style-name="T2">2.</text:span><text:span text:style-name="T14"> DFD for User login Proccess </text:span></text:p>
      <text:p text:style-name="P83"/>
      <text:p text:style-name="P83"><text:tab/></text:p>
      <text:p text:style-name="P80"/>
      <text:p text:style-name="P4"><draw:custom-shape text:anchor-type="paragraph" draw:z-index="23" draw:name="Shape 9" draw:style-name="gr18" draw:text-style-name="P105" svg:width="3.449cm" svg:height="1.606cm" svg:x="4.932cm" svg:y="0.307cm"><text:p text:style-name="P105">User</text:p><draw:enhanced-geometry svg:viewBox="0 0 21600 21600" draw:type="rectangle" draw:enhanced-path="M 0 0 L 21600 0 21600 21600 0 21600 0 0 Z N"/></draw:custom-shape><text:span text:style-name="T2"><text:tab/></text:span><text:span text:style-name="T9">Error message</text:span><text:span text:style-name="T2"><text:tab/> <text:s text:c="57"/></text:span><text:span text:style-name="T8">login page</text:span><text:span text:style-name="T2"><text:tab/><text:tab/></text:span></text:p>
      <text:p text:style-name="P80"><draw:line text:anchor-type="paragraph" draw:z-index="31" draw:name="Line 17" draw:style-name="gr13" draw:text-style-name="P94" svg:x1="-0.834cm" svg:y1="9.34cm" svg:x2="-0.656cm" svg:y2="0.129cm"><text:p/></draw:line><draw:line text:anchor-type="paragraph" draw:z-index="32" draw:name="Line 19" draw:style-name="gr13" draw:text-style-name="P94" svg:x1="-0.656cm" svg:y1="0.249cm" svg:x2="4.932cm" svg:y2="0.277cm"><text:p/></draw:line><draw:line text:anchor-type="paragraph" draw:z-index="33" draw:name="Line 20" draw:style-name="gr13" draw:text-style-name="P94" svg:x1="16.586cm" svg:y1="0.307cm" svg:x2="8.38cm" svg:y2="0.337cm"><text:p/></draw:line><draw:line text:anchor-type="paragraph" draw:z-index="36" draw:name="Line 16" draw:style-name="gr13" draw:text-style-name="P94" svg:x1="16.586cm" svg:y1="11.099cm" svg:x2="16.586cm" svg:y2="0.129cm"><text:p/></draw:line></text:p>
      <text:p text:style-name="P80"/>
      <text:p text:style-name="P80"><draw:line text:anchor-type="paragraph" draw:z-index="25" draw:name="Line 12" draw:style-name="gr13" draw:text-style-name="P94" svg:x1="6.657cm" svg:y1="0.452cm" svg:x2="6.627cm" svg:y2="4.848cm"><text:p/></draw:line></text:p>
      <text:p text:style-name="P80"/>
      <text:p text:style-name="P84"><text:tab/><text:tab/><text:tab/></text:p>
      <text:p text:style-name="P85"><text:tab/><text:tab/><text:tab/>input data</text:p>
      <text:p text:style-name="P4"><text:span text:style-name="T2"><text:tab/><text:tab/><text:tab/></text:span><text:span text:style-name="T7">emaIl</text:span></text:p>
      <text:p text:style-name="P7"><text:span text:style-name="T2"><text:tab/><text:tab/><text:tab/></text:span><text:span text:style-name="T7">passwor</text:span></text:p>
      <text:p text:style-name="P85"><text:tab/><text:tab/><text:tab/><text:tab/><text:tab/><text:tab/> if valid check</text:p>
      <text:p text:style-name="P85"><text:tab/><text:tab/><text:tab/><text:tab/><text:tab/><text:tab/> user email and password<text:tab/></text:p>
      <text:p text:style-name="P85"><text:tab/><text:tab/><text:tab/><text:tab/><text:tab/><text:tab/>match or not</text:p>
      <text:p text:style-name="P85"><draw:custom-shape text:anchor-type="paragraph" draw:z-index="24" draw:name="Shape 10" draw:style-name="gr17" draw:text-style-name="P96" svg:width="3.453cm" svg:height="2.888cm" svg:x="4.812cm" svg:y="0.466cm"><text:p text:style-name="P96"><text:span text:style-name="T65">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5"/>
      <text:p text:style-name="P85"><text:tab/>if not valid</text:p>
      <text:p text:style-name="P80"/>
      <text:p text:style-name="P80"><draw:line text:anchor-type="paragraph" draw:z-index="26" draw:name="Line 13" draw:style-name="gr13" draw:text-style-name="P94" svg:x1="4.932cm" svg:y1="0.044cm" svg:x2="1.097cm" svg:y2="0.014cm"><text:p/></draw:line><draw:line text:anchor-type="paragraph" draw:z-index="28" draw:name="Line 14" draw:style-name="gr13" draw:text-style-name="P94" svg:x1="1.097cm" svg:y1="0.044cm" svg:x2="1.069cm" svg:y2="2.037cm"><text:p/></draw:line><draw:line text:anchor-type="paragraph" draw:z-index="30" draw:name="Line 15" draw:style-name="gr13" draw:text-style-name="P94" svg:x1="8.384cm" svg:y1="0.044cm" svg:x2="12.009cm" svg:y2="0.074cm"><text:p/></draw:line><draw:line text:anchor-type="paragraph" draw:z-index="34" draw:name="Line 21" draw:style-name="gr13" draw:text-style-name="P94" svg:x1="11.829cm" svg:y1="0.074cm" svg:x2="11.889cm" svg:y2="2.272cm"><text:p/></draw:line></text:p>
      <text:p text:style-name="P80"/>
      <text:p text:style-name="P80"/>
      <text:p text:style-name="P80"/>
      <text:p text:style-name="P80"><draw:custom-shape text:anchor-type="paragraph" draw:z-index="27" draw:name="Shape 11" draw:style-name="gr16" draw:text-style-name="P105" svg:width="4.042cm" svg:height="2.2cm" svg:x="-1.279cm" svg:y="0.09cm"><text:p text:style-name="P105">Error message</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name="Shape 12" draw:style-name="gr14" draw:text-style-name="P99" svg:width="3.389cm" svg:height="3.687cm" svg:x="10.373cm" svg:y="0.236cm"><text:p text:style-name="P99"><text:s text:c="6"/>Store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0"/>
      <text:p text:style-name="P4"><text:span text:style-name="T2"><text:tab/><text:tab/><text:tab/><text:tab/><text:tab/><text:tab/><text:tab/><text:tab/><text:tab/><text:tab/><text:tab/> </text:span><text:span text:style-name="T8">No Auth user</text:span></text:p>
      <text:p text:style-name="P80"><draw:line text:anchor-type="paragraph" draw:z-index="35" draw:name="Horizontal line 2" draw:style-name="gr13" draw:text-style-name="P94" svg:x1="13.762cm" svg:y1="0.388cm" svg:x2="16.586cm" svg:y2="0.388cm"><text:p/></draw:line></text:p>
      <text:p text:style-name="P80"/>
      <text:p text:style-name="P80"/>
      <text:p text:style-name="P80"/>
      <text:p text:style-name="P80"/>
      <text:p text:style-name="P80"><draw:line text:anchor-type="paragraph" draw:z-index="37" draw:name="Line 18" draw:style-name="gr13" draw:text-style-name="P94" svg:x1="11.74cm" svg:y1="0.028cm" svg:x2="11.71cm" svg:y2="3.423cm"><text:p/></draw:line></text:p>
      <text:p text:style-name="P4"><text:span text:style-name="T2"><text:tab/><text:tab/><text:tab/><text:tab/><text:tab/><text:tab/><text:tab/> <text:s/></text:span><text:span text:style-name="T8">Yes</text:span></text:p>
      <text:p text:style-name="P4"><text:span text:style-name="T2"><text:tab/><text:tab/><text:tab/><text:tab/><text:tab/><text:tab/><text:tab/></text:span><text:span text:style-name="T8">Auth User</text:span></text:p>
      <text:p text:style-name="P4"><text:span text:style-name="T2"><text:tab/><text:tab/><text:tab/><text:tab/><text:tab/><text:tab/><text:tab/></text:span><text:span text:style-name="T8">Redirect to </text:span></text:p>
      <text:p text:style-name="P4"><text:span text:style-name="T2"><text:tab/><text:tab/><text:tab/><text:tab/><text:tab/><text:tab/><text:tab/></text:span><text:span text:style-name="T8">dashbords <text:s text:c="10"/></text:span></text:p>
      <text:p text:style-name="P80"/>
      <text:p text:style-name="P80"><draw:custom-shape text:anchor-type="paragraph" draw:z-index="38" draw:name="Shape 13" draw:style-name="gr38" draw:text-style-name="P96" svg:width="9.108cm" svg:height="1.945cm" svg:x="7.428cm" svg:y="0.473cm"><text:p text:style-name="P96"><text:span text:style-name="T65"><text:s text:c="20"/></text:span><text:span text:style-name="T65">Dashbords /Admin Panel</text:span></text:p><draw:enhanced-geometry svg:viewBox="0 0 21600 21600" draw:type="rectangle" draw:enhanced-path="M 0 0 L 21600 0 21600 21600 0 21600 0 0 Z N"/></draw:custom-shape></text:p>
      <text:p text:style-name="P80"/>
      <text:p text:style-name="P80"/>
      <text:p text:style-name="P80"/>
      <text:p text:style-name="P80"/>
      <text:p text:style-name="P80"/>
      <text:p text:style-name="P80"/>
      <text:p text:style-name="P80"/>
      <text:p text:style-name="P80"/>
      <text:p text:style-name="P80"/>
      <text:p text:style-name="P80"><text:soft-page-break/></text:p>
      <text:p text:style-name="P8"><text:span text:style-name="T10">3. </text:span><text:span text:style-name="T18">DFD </text:span><text:bookmark text:name="docs-internal-guid-e7458d33-7fff-e7ba-1deb-87f1e5659e02"/><text:span text:style-name="T18"><text:s/>for </text:span><text:span text:style-name="T14">Forgot Password</text:span></text:p>
      <text:p text:style-name="P86"/>
      <text:p text:style-name="P86"><text:tab/><text:tab/><text:tab/></text:p>
      <text:p text:style-name="P80"/>
      <text:p text:style-name="P80"/>
      <text:p text:style-name="P80"/>
      <text:p text:style-name="P4"><draw:custom-shape text:anchor-type="paragraph" draw:z-index="39" draw:name="Shape 14" draw:style-name="gr18" draw:text-style-name="P105" svg:width="3.449cm" svg:height="1.606cm" svg:x="4.932cm" svg:y="0.307cm"><text:p text:style-name="P105">User</text:p><draw:enhanced-geometry svg:viewBox="0 0 21600 21600" draw:type="rectangle" draw:enhanced-path="M 0 0 L 21600 0 21600 21600 0 21600 0 0 Z N"/></draw:custom-shape><text:span text:style-name="T2"><text:tab/><text:tab/><text:tab/><text:tab/> <text:s text:c="33"/></text:span><text:span text:style-name="T11">if user is not fund..</text:span><text:span text:style-name="T2"> <text:s text:c="4"/></text:span></text:p>
      <text:p text:style-name="P80"><draw:line text:anchor-type="paragraph" draw:z-index="50" draw:name="Line 27" draw:style-name="gr13" draw:text-style-name="P94" svg:x1="13.436cm" svg:y1="9.013cm" svg:x2="13.436cm" svg:y2="0.423cm"><text:p/></draw:line><draw:line text:anchor-type="paragraph" draw:z-index="51" draw:name="Horizontal line 3" draw:style-name="gr13" draw:text-style-name="P94" svg:x1="13.435cm" svg:y1="0.423cm" svg:x2="8.38cm" svg:y2="0.423cm"><text:p/></draw:line></text:p>
      <text:p text:style-name="P80"><draw:line text:anchor-type="paragraph" draw:z-index="45" draw:name="Line 24" draw:style-name="gr13" draw:text-style-name="P94" svg:x1="-0.388cm" svg:y1="8.051cm" svg:x2="-0.358cm" svg:y2="0.002cm"><text:p/></draw:line><draw:line text:anchor-type="paragraph" draw:z-index="46" draw:name="Line 25" draw:style-name="gr13" draw:text-style-name="P94" svg:x1="-0.358cm" svg:y1="0.002cm" svg:x2="4.932cm" svg:y2="0.002cm"><text:p/></draw:line></text:p>
      <text:p text:style-name="P80"><draw:line text:anchor-type="paragraph" draw:z-index="40" draw:name="Line 22" draw:style-name="gr13" draw:text-style-name="P94" svg:x1="6.657cm" svg:y1="0.452cm" svg:x2="6.627cm" svg:y2="4.848cm"><text:p/></draw:line></text:p>
      <text:p text:style-name="P80"/>
      <text:p text:style-name="P80"/>
      <text:p text:style-name="P87"><text:tab/><text:tab/><text:tab/>Enter Register</text:p>
      <text:p text:style-name="P87"><text:tab/><text:tab/><text:tab/>Email</text:p>
      <text:p text:style-name="P80"/>
      <text:p text:style-name="P80"/>
      <text:p text:style-name="P80"/>
      <text:p text:style-name="P88"><text:tab/><text:tab/><text:tab/><text:tab/><text:tab/><text:tab/>if valid check email </text:p>
      <text:p text:style-name="P88"><draw:custom-shape text:anchor-type="paragraph" draw:z-index="41" draw:name="Shape 15" draw:style-name="gr17" draw:text-style-name="P96" svg:width="3.453cm" svg:height="2.888cm" svg:x="4.812cm" svg:y="0.48cm"><text:p text:style-name="P96"><text:span text:style-name="T65">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tab/><text:tab/>is register or not</text:p>
      <text:p text:style-name="P88"/>
      <text:p text:style-name="P88"><text:tab/><text:tab/>if not valid</text:p>
      <text:p text:style-name="P80"><draw:line text:anchor-type="paragraph" draw:z-index="43" draw:name="Line 23" draw:style-name="gr13" draw:text-style-name="P94" svg:x1="4.812cm" svg:y1="0.402cm" svg:x2="0.977cm" svg:y2="0.372cm"><text:p/></draw:line><draw:line text:anchor-type="paragraph" draw:z-index="44" draw:name="Vertical line 4" draw:style-name="gr13" draw:text-style-name="P94" svg:x1="0.977cm" svg:y1="0.402cm" svg:x2="0.977cm" svg:y2="1.751cm"><text:p/></draw:line><draw:line text:anchor-type="paragraph" draw:z-index="48" draw:name="Line 26" draw:style-name="gr13" draw:text-style-name="P94" svg:x1="8.264cm" svg:y1="0.236cm" svg:x2="12.305cm" svg:y2="0.266cm"><text:p/></draw:line><draw:line text:anchor-type="paragraph" draw:z-index="49" draw:name="Vertical line 5" draw:style-name="gr13" draw:text-style-name="P94" svg:x1="12.305cm" svg:y1="0.266cm" svg:x2="12.305cm" svg:y2="2.049cm"><text:p/></draw:line></text:p>
      <text:p text:style-name="P80"/>
      <text:p text:style-name="P80"/>
      <text:p text:style-name="P80"><draw:custom-shape text:anchor-type="paragraph" draw:z-index="42" draw:name="Shape 16" draw:style-name="gr16" draw:text-style-name="P105" svg:width="4.042cm" svg:height="2.2cm" svg:x="-0.982cm" svg:y="0.261cm"><text:p text:style-name="P105">Error message</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0"><draw:custom-shape text:anchor-type="paragraph" draw:z-index="47" draw:name="Shape 17" draw:style-name="gr14" draw:text-style-name="P99" svg:width="3.389cm" svg:height="3.687cm" svg:x="10.938cm" svg:y="0.102cm"><text:p text:style-name="P99"><text:s text:c="6"/>Store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0"/>
      <text:p text:style-name="P80"/>
      <text:p text:style-name="P80"/>
      <text:p text:style-name="P80"/>
      <text:p text:style-name="P80"/>
      <text:p text:style-name="P80"/>
      <text:p text:style-name="P80"><draw:line text:anchor-type="paragraph" draw:z-index="52" draw:name="Line 28" draw:style-name="gr13" draw:text-style-name="P94" svg:x1="12.275cm" svg:y1="0.381cm" svg:x2="12.217cm" svg:y2="3.323cm"><text:p/></draw:line></text:p>
      <text:p text:style-name="P80"/>
      <text:p text:style-name="P4"><text:span text:style-name="T2"><text:tab/><text:tab/><text:tab/><text:tab/><text:tab/><text:tab/><text:tab/><text:tab/></text:span><text:span text:style-name="T12">yes </text:span></text:p>
      <text:p text:style-name="P4"><text:span text:style-name="T2"><text:tab/><text:tab/><text:tab/><text:tab/><text:tab/><text:tab/><text:tab/><text:tab/></text:span><text:span text:style-name="T12">user is</text:span></text:p>
      <text:p text:style-name="P4"><text:span text:style-name="T2"><text:tab/><text:tab/><text:tab/><text:tab/><text:tab/><text:tab/><text:tab/><text:tab/></text:span><text:span text:style-name="T12">register </text:span></text:p>
      <text:p text:style-name="P80"/>
      <text:p text:style-name="P80"><draw:custom-shape text:anchor-type="paragraph" draw:z-index="53" draw:name="Shape 19" draw:style-name="gr37" draw:text-style-name="P105" svg:width="5.114cm" svg:height="1.486cm" svg:x="9.779cm" svg:y="0.376cm"><text:p text:style-name="P105">Email send </text:p><draw:enhanced-geometry svg:viewBox="0 0 21600 21600" draw:text-areas="800 800 20800 20800" draw:type="round-rectangular-callout" draw:modifiers="4900.96551724138 37588.61209964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text:tab/><text:tab/><text:tab/><text:tab/></text:p>
      <text:p text:style-name="P80"/>
      <text:p text:style-name="P80"/>
      <text:p text:style-name="P80"/>
      <text:p text:style-name="P80"/>
      <text:p text:style-name="P80"/>
      <text:p text:style-name="P80"/>
      <text:p text:style-name="P80"/>
      <text:p text:style-name="P4"><text:span text:style-name="T2"><text:tab/><text:tab/><text:tab/><text:tab/><text:tab/><text:tab/><text:tab/></text:span><text:span text:style-name="T11">Password change link is send in mail</text:span><text:span text:style-name="T2"><text:tab/></text:span></text:p>
      <text:p text:style-name="P80"><text:tab/><text:tab/><text:tab/><text:tab/><text:tab/></text:p>
      <text:p text:style-name="P80"/>
      <text:p text:style-name="P80"/>
      <text:p text:style-name="P80"/>
      <text:p text:style-name="P80"><text:soft-page-break/></text:p>
      <text:p text:style-name="P80"/>
      <text:p text:style-name="P80"/>
      <text:p text:style-name="P9"><text:span text:style-name="T17">4.</text:span><text:span text:style-name="T19">DFD for Product Add and List</text:span></text:p>
      <text:p text:style-name="P68"/>
      <text:p text:style-name="P10"><draw:custom-shape text:anchor-type="paragraph" draw:z-index="54" draw:name="Shape 18" draw:style-name="gr18" draw:text-style-name="P105" svg:width="3.449cm" svg:height="1.606cm" svg:x="4.932cm" svg:y="0.307cm"><text:p text:style-name="P105">User</text:p><draw:enhanced-geometry svg:viewBox="0 0 21600 21600" draw:type="rectangle" draw:enhanced-path="M 0 0 L 21600 0 21600 21600 0 21600 0 0 Z N"/></draw:custom-shape><draw:line text:anchor-type="paragraph" draw:z-index="56" draw:name="Line 29" draw:style-name="gr13" draw:text-style-name="P94" svg:x1="6.509cm" svg:y1="1.912cm" svg:x2="6.509cm" svg:y2="6.218cm"><text:p/></draw:line><draw:line text:anchor-type="paragraph" draw:z-index="59" draw:name="Vertical line 6" draw:style-name="gr13" draw:text-style-name="P94" svg:x1="-0.18cm" svg:y1="7.022cm" svg:x2="-0.18cm" svg:y2="0.903cm"><text:p/></draw:line><draw:line text:anchor-type="paragraph" draw:z-index="60" draw:name="Line 32" draw:style-name="gr13" draw:text-style-name="P94" svg:x1="-0.3cm" svg:y1="0.905cm" svg:x2="4.932cm" svg:y2="0.905cm"><text:p/></draw:line><text:span text:style-name="T1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20">user must be</text:span></text:p>
      <text:p text:style-name="P10"><text:span text:style-name="T20"><text:tab/><text:tab/><text:tab/>login for add</text:span><text:span text:style-name="T19"><text:tab/><text:tab/><text:tab/><text:tab/><text:tab/><text:tab/><text:tab/><text:tab/><text:tab/><text:tab/><text:tab/></text:span><text:span text:style-name="T20">product</text:span><text:span text:style-name="T19"><text:tab/></text:span></text:p>
      <text:p text:style-name="P69"/>
      <text:p text:style-name="P69"><draw:custom-shape text:anchor-type="paragraph" draw:z-index="55" draw:name="Shape 20" draw:style-name="gr17" draw:text-style-name="P96" svg:width="3.453cm" svg:height="2.888cm" svg:x="4.842cm" svg:y="1.836cm"><text:p text:style-name="P96"><text:span text:style-name="T65">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Line 30" draw:style-name="gr13" draw:text-style-name="P94" svg:x1="4.842cm" svg:y1="3.568cm" svg:x2="2.05cm" svg:y2="3.568cm"><text:p/></draw:line><text:tab/><text:tab/><text:tab/><text:tab/></text:p>
      <text:p text:style-name="P69"/>
      <text:p text:style-name="P69"/>
      <text:p text:style-name="P69"/>
      <text:p text:style-name="P69"/>
      <text:p text:style-name="P69"><draw:custom-shape text:anchor-type="paragraph" draw:z-index="58" draw:name="Shape 21" draw:style-name="gr16" draw:text-style-name="P105" svg:width="4.042cm" svg:height="2.2cm" svg:x="-1.674cm" svg:y="0.206cm"><text:p text:style-name="P105">Must be login first </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2"><draw:line text:anchor-type="paragraph" draw:z-index="61" draw:name="Horizontal line 4" draw:style-name="gr13" draw:text-style-name="P94" svg:x1="8.294cm" svg:y1="0.527cm" svg:x2="14.535cm" svg:y2="0.527cm"><text:p/></draw:line><draw:custom-shape text:anchor-type="paragraph" draw:z-index="62" draw:name="Shape 22" draw:style-name="gr14" draw:text-style-name="P99" svg:width="3.389cm" svg:height="3.687cm" svg:x="-1.339cm" svg:y="4.623cm"><text:p text:style-name="P99"><text:s text:c="7"/>Data 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3" draw:name="Line 34" draw:style-name="gr13" draw:text-style-name="P94" svg:x1="5.17cm" svg:y1="1.182cm" svg:x2="1.217cm" svg:y2="4.623cm"><text:p/></draw:line><draw:line text:anchor-type="paragraph" draw:z-index="64" draw:name="Line 33" draw:style-name="gr13" draw:text-style-name="P94" svg:x1="2.05cm" svg:y1="5.016cm" svg:x2="5.855cm" svg:y2="1.598cm"><text:p/></draw:line><draw:line text:anchor-type="paragraph" draw:z-index="65" draw:name="Line 35" draw:style-name="gr13" draw:text-style-name="P94" svg:x1="14.981cm" svg:y1="5.551cm" svg:x2="2.05cm" svg:y2="5.641cm"><text:p/></draw:line><draw:custom-shape text:anchor-type="paragraph" draw:z-index="66" draw:name="Shape 23" draw:style-name="gr15" svg:width="1.28cm" svg:height="1.25cm" svg:x="15.873cm" svg:y="4.006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67" draw:name="Line 36" draw:style-name="gr1" draw:text-style-name="P94" svg:x1="16.468cm" svg:y1="5.255cm" svg:x2="16.498cm" svg:y2="7.663cm"><text:p/></draw:line><draw:line text:anchor-type="paragraph" draw:z-index="68" draw:name="Line 37" draw:style-name="gr13" draw:text-style-name="P94" svg:x1="16.468cm" svg:y1="7.662cm" svg:x2="15.457cm" svg:y2="8.495cm"><text:p/></draw:line><draw:line text:anchor-type="paragraph" draw:z-index="69" draw:name="Line 38" draw:style-name="gr13" draw:text-style-name="P94" svg:x1="16.468cm" svg:y1="7.662cm" svg:x2="17.419cm" svg:y2="8.435cm"><text:p/></draw:line><draw:line text:anchor-type="paragraph" draw:z-index="70" draw:name="Line 39" draw:style-name="gr1" draw:text-style-name="P94" svg:x1="15.159cm" svg:y1="5.909cm" svg:x2="17.865cm" svg:y2="5.939cm"><text:p/></draw:line><draw:line text:anchor-type="paragraph" draw:z-index="71" draw:name="Line 40" draw:style-name="gr13" draw:text-style-name="P94" svg:x1="14.534cm" svg:y1="0.527cm" svg:x2="14.534cm" svg:y2="4.184cm"><text:p/></draw:line><draw:line text:anchor-type="paragraph" draw:z-index="72" draw:name="Line 31" draw:style-name="gr13" draw:text-style-name="P94" svg:x1="14.534cm" svg:y1="4.184cm" svg:x2="15.991cm" svg:y2="5.909cm"><text:p/></draw:line><draw:line text:anchor-type="paragraph" draw:z-index="73" draw:name="Line 41" draw:style-name="gr13" draw:text-style-name="P94" svg:x1="15.309cm" svg:y1="5.939cm" svg:x2="14.713cm" svg:y2="5.551cm"><text:p/></draw:line><draw:line text:anchor-type="paragraph" draw:z-index="74" draw:name="Line 42" draw:style-name="gr13" draw:text-style-name="P94" svg:x1="2.05cm" svg:y1="6.95cm" svg:x2="14.595cm" svg:y2="6.8cm"><text:p/></draw:line><draw:line text:anchor-type="paragraph" draw:z-index="75" draw:name="Line 43" draw:style-name="gr13" draw:text-style-name="P94" svg:x1="14.446cm" svg:y1="6.8cm" svg:x2="15.309cm" svg:y2="5.939cm"><text:p/></draw:line><draw:line text:anchor-type="paragraph" draw:z-index="87" draw:name="Line 50" draw:style-name="gr1" draw:text-style-name="P94" svg:x1="16.468cm" svg:y1="5.255cm" svg:x2="16.498cm" svg:y2="7.663cm"><text:p/></draw:line><text:span text:style-name="T19"><text:s text:c="21"/></text:span><text:span text:style-name="T20">No<text:tab/><text:tab/><text:tab/><text:tab/><text:tab/><text:tab/></text:span><text:span text:style-name="T21">Yes</text:span><text:span text:style-name="T2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35">Add product Details with </text:span><text:bookmark text:name="docs-internal-guid-870baf58-7fff-f6c3-ec5d-cb9113791695"/><text:span text:style-name="T35">informations </text:span><text:span text:style-name="T20"><text:tab/><text:tab/><text:tab/><text:tab/><text:tab/><text:tab/><text:tab/><text:tab/><text:tab/><text:tab/> <text:s text:c="105"/></text:span></text:p>
      <text:p text:style-name="P70"/>
      <text:p text:style-name="P70"><draw:line text:anchor-type="paragraph" draw:z-index="76" draw:name="Line 44" draw:style-name="gr13" draw:text-style-name="P94" svg:x1="15.992cm" svg:y1="0.097cm" svg:x2="10.492cm" svg:y2="6.308cm"><text:p/></draw:line><text:tab/><text:tab/><text:tab/><text:tab/><text:tab/><text:tab/><text:tab/><text:tab/> <text:s text:c="9"/><text:tab/><text:tab/></text:p>
      <text:p text:style-name="P70"><text:tab/><text:tab/><text:tab/></text:p>
      <text:p text:style-name="P70"><text:tab/><text:tab/><text:tab/></text:p>
      <text:p text:style-name="P12"><text:span text:style-name="T20"><text:tab/><text:tab/></text:span><text:span text:style-name="T35">Response for server Prodcut Add Sccessfully</text:span></text:p>
      <text:p text:style-name="P71"/>
      <text:p text:style-name="P71"/>
      <text:p text:style-name="P71"/>
      <text:p text:style-name="P71"/>
      <text:p text:style-name="P71"/>
      <text:p text:style-name="P71"/>
      <text:p text:style-name="P71"/>
      <text:p text:style-name="P13"><text:span text:style-name="T22">L</text:span><text:span text:style-name="T14">ist of Product </text:span></text:p>
      <text:p text:style-name="P72"/>
      <table:table table:name="Table1" table:style-name="Table1">
        <table:table-column table:style-name="Table1.A" table:number-columns-repeated="2"/>
        <table:table-column table:style-name="Table1.C" table:number-columns-repeated="2"/>
        <table:table-column table:style-name="Table1.E"/>
        <table:table-column table:style-name="Table1.C"/>
        <table:table-column table:style-name="Table1.G"/>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G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Table_20_Contents"/>
          </table:table-cell>
        </table:table-row>
      </table:table>
      <text:p text:style-name="P71"/>
      <text:p text:style-name="P37"><text:span text:style-name="T34">A</text:span><text:span text:style-name="T33">dmin show the list of prodcct also it can Add more,Edit product,Delete old Product</text:span></text:p>
      <text:p text:style-name="P89">Also admin can active and inavtive product form list.</text:p>
      <text:p text:style-name="P74"><text:soft-page-break/></text:p>
      <text:p text:style-name="P74"/>
      <text:p text:style-name="P74"/>
      <text:p text:style-name="P74"/>
      <text:p text:style-name="P74"/>
      <text:p text:style-name="P76">5. DFD for category</text:p>
      <text:p text:style-name="P76"><draw:custom-shape text:anchor-type="paragraph" draw:z-index="215" draw:name="Shape 108" draw:style-name="gr18" draw:text-style-name="P105" svg:width="3.449cm" svg:height="1.606cm" svg:x="5.593cm" svg:y="0.291cm"><text:p text:style-name="P105">User</text:p><draw:enhanced-geometry svg:viewBox="0 0 21600 21600" draw:type="rectangle" draw:enhanced-path="M 0 0 L 21600 0 21600 21600 0 21600 0 0 Z N"/></draw:custom-shape><text:tab/><text:tab/></text:p>
      <text:p text:style-name="P76"><draw:line text:anchor-type="paragraph" draw:z-index="220" draw:name="Vertical line 9" draw:style-name="gr13" draw:text-style-name="P94" svg:x1="-0.127cm" svg:y1="5.62cm" svg:x2="-0.127cm" svg:y2="0.418cm"><text:p/></draw:line><draw:line text:anchor-type="paragraph" draw:z-index="221" draw:name="Line 84" draw:style-name="gr13" draw:text-style-name="P94" svg:x1="-0.127cm" svg:y1="0.418cm" svg:x2="5.593cm" svg:y2="0.418cm"><text:p/></draw:line><text:tab/><text:tab/><text:tab/></text:p>
      <text:p text:style-name="P76"/>
      <text:p text:style-name="P76"><draw:line text:anchor-type="paragraph" draw:z-index="217" draw:name="Line 82" draw:style-name="gr13" draw:text-style-name="P94" svg:x1="7.303cm" svg:y1="0.436cm" svg:x2="7.303cm" svg:y2="4.154cm"><text:p/></draw:line></text:p>
      <text:p text:style-name="P76"/>
      <text:p text:style-name="P76"/>
      <text:p text:style-name="P39"><text:span text:style-name="T14"><text:tab/><text:tab/> <text:tab/></text:span><text:span text:style-name="T20">user must be</text:span></text:p>
      <text:p text:style-name="P11"><text:span text:style-name="T20"><text:tab/><text:tab/><text:tab/>login for add</text:span><text:span text:style-name="T19"><text:tab/><text:tab/><text:tab/><text:tab/><text:tab/><text:tab/><text:tab/><text:tab/><text:tab/><text:tab/><text:tab/></text:span><text:span text:style-name="T30">category</text:span></text:p>
      <text:p text:style-name="P76"/>
      <text:p text:style-name="P76"/>
      <text:p text:style-name="P76"><draw:custom-shape text:anchor-type="paragraph" draw:z-index="216" draw:name="Shape 109" draw:style-name="gr17" draw:text-style-name="P96" svg:width="3.453cm" svg:height="2.888cm" svg:x="5.556cm" svg:y="0.259cm"><text:p text:style-name="P96"><text:span text:style-name="T65">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6"><draw:custom-shape text:anchor-type="paragraph" draw:z-index="219" draw:name="Shape 110" draw:style-name="gr16" draw:text-style-name="P105" svg:width="4.042cm" svg:height="2.2cm" svg:x="-1.304cm" svg:y="0.265cm"><text:p text:style-name="P105">Must be login first</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9"><text:span text:style-name="T14"><text:tab/><text:tab/><text:tab/></text:span><text:span text:style-name="T31">No<text:tab/><text:tab/><text:tab/><text:tab/><text:tab/>Yes</text:span></text:p>
      <text:p text:style-name="P76"><draw:line text:anchor-type="paragraph" draw:z-index="218" draw:name="Line 83" draw:style-name="gr13" draw:text-style-name="P94" svg:x1="5.556cm" svg:y1="0.219cm" svg:x2="2.764cm" svg:y2="0.219cm"><text:p/></draw:line><draw:line text:anchor-type="paragraph" draw:z-index="222" draw:name="Horizontal line 21" draw:style-name="gr13" draw:text-style-name="P94" svg:x1="9.008cm" svg:y1="0.148cm" svg:x2="15.249cm" svg:y2="0.148cm"><text:p/></draw:line><draw:line text:anchor-type="paragraph" draw:z-index="223" draw:name="Line 85" draw:style-name="gr13" draw:text-style-name="P94" svg:x1="15.249cm" svg:y1="0.148cm" svg:x2="15.249cm" svg:y2="3.805cm"><text:p/></draw:line></text:p>
      <text:p text:style-name="P76"><draw:line text:anchor-type="paragraph" draw:z-index="230" draw:name="Line 90" draw:style-name="gr13" draw:text-style-name="P94" svg:x1="5.699cm" svg:y1="0.425cm" svg:x2="1.746cm" svg:y2="3.866cm"><text:p/></draw:line></text:p>
      <text:p text:style-name="P76"><draw:line text:anchor-type="paragraph" draw:z-index="231" draw:name="Line 91" draw:style-name="gr13" draw:text-style-name="P94" svg:x1="2.235cm" svg:y1="3.799cm" svg:x2="6.04cm" svg:y2="0.381cm"><text:p/></draw:line></text:p>
      <text:p text:style-name="P76"/>
      <text:p text:style-name="P76"/>
      <text:p text:style-name="P76"/>
      <text:p text:style-name="P76"/>
      <text:p text:style-name="P76"><draw:line text:anchor-type="paragraph" draw:z-index="232" draw:name="Line 92" draw:style-name="gr13" draw:text-style-name="P94" svg:x1="15.249cm" svg:y1="0.397cm" svg:x2="16.702cm" svg:y2="3.064cm"><text:p/></draw:line></text:p>
      <text:p text:style-name="P76"><draw:custom-shape text:anchor-type="paragraph" draw:z-index="229" draw:name="Shape 112" draw:style-name="gr14" draw:text-style-name="P99" svg:width="3.389cm" svg:height="3.687cm" svg:x="-1.154cm" svg:y="0.459cm"><text:p text:style-name="P99"><text:s text:c="7"/>Data 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6"><draw:custom-shape text:anchor-type="paragraph" draw:z-index="224" draw:name="Shape 111" draw:style-name="gr15" svg:width="1.28cm" svg:height="1.25cm" svg:x="16.826cm" svg:y="0.323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text:p text:style-name="P39"><draw:line text:anchor-type="paragraph" draw:z-index="233" draw:name="Line 93" draw:style-name="gr13" draw:text-style-name="P94" svg:x1="15.166cm" svg:y1="0.328cm" svg:x2="2.235cm" svg:y2="0.418cm"><text:p/></draw:line><draw:line text:anchor-type="paragraph" draw:z-index="236" draw:name="Line 96" draw:style-name="gr13" draw:text-style-name="P94" svg:x1="15.166cm" svg:y1="0.328cm" svg:x2="16.147cm" svg:y2="1.921cm"><text:p/></draw:line><text:span text:style-name="T14"><text:s text:c="24"/></text:span><text:span text:style-name="T13">Add Category details</text:span></text:p>
      <text:p text:style-name="P76"/>
      <text:p text:style-name="P76"><draw:line text:anchor-type="paragraph" draw:z-index="225" draw:name="Line 86" draw:style-name="gr1" draw:text-style-name="P104" svg:x1="17.393cm" svg:y1="0.11cm" svg:x2="17.425cm" svg:y2="2.52cm"><text:p/></draw:line></text:p>
      <text:p text:style-name="P76"><draw:line text:anchor-type="paragraph" draw:z-index="228" draw:name="Line 87" draw:style-name="gr1" draw:text-style-name="P94" svg:x1="16.147cm" svg:y1="0.328cm" svg:x2="18.818cm" svg:y2="0.303cm"><text:p/></draw:line><draw:line text:anchor-type="paragraph" draw:z-index="235" draw:name="Line 95" draw:style-name="gr1" draw:text-style-name="P94" svg:x1="14.665cm" svg:y1="1.095cm" svg:x2="16.147cm" svg:y2="0.303cm"><text:p/></draw:line><draw:line text:anchor-type="paragraph" draw:z-index="237" draw:name="Line 97" draw:style-name="gr13" draw:text-style-name="P94" svg:x1="16.518cm" svg:y1="0.303cm" svg:x2="12.734cm" svg:y2="5.328cm"><text:p/></draw:line></text:p>
      <text:p text:style-name="P39"><text:span text:style-name="T14"><text:tab/><text:tab/></text:span><text:span text:style-name="T13">Response of categort details action</text:span></text:p>
      <text:p text:style-name="P76"><draw:line text:anchor-type="paragraph" draw:z-index="234" draw:name="Line 94" draw:style-name="gr13" draw:text-style-name="P94" svg:x1="2.235cm" svg:y1="0.272cm" svg:x2="14.78cm" svg:y2="0.122cm"><text:p/></draw:line></text:p>
      <text:p text:style-name="P76"/>
      <text:p text:style-name="P76"><draw:line text:anchor-type="paragraph" draw:z-index="226" draw:name="Line 88" draw:style-name="gr13" draw:text-style-name="P94" svg:x1="17.394cm" svg:y1="0.086cm" svg:x2="16.383cm" svg:y2="0.919cm"><text:p/></draw:line><draw:line text:anchor-type="paragraph" draw:z-index="227" draw:name="Line 89" draw:style-name="gr13" draw:text-style-name="P94" svg:x1="17.425cm" svg:y1="0.086cm" svg:x2="18.499cm" svg:y2="0.873cm"><text:p/></draw:line></text:p>
      <text:p text:style-name="P76"/>
      <text:p text:style-name="P76"/>
      <text:p text:style-name="P76"/>
      <text:p text:style-name="P76"/>
      <text:p text:style-name="P39"><text:span text:style-name="T14">C</text:span><text:span text:style-name="T32">ategory list</text:span></text:p>
      <text:p text:style-name="P76"/>
      <table:table table:name="Table4" table:style-name="Table4">
        <table:table-column table:style-name="Table4.A" table:number-columns-repeated="7"/>
        <table:table-column table:style-name="Table4.H"/>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H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H2" office:value-type="string">
            <text:p text:style-name="Table_20_Contents"/>
          </table:table-cell>
        </table:table-row>
      </table:table>
      <text:p text:style-name="P76"/>
      <text:p text:style-name="P76"/>
      <text:p text:style-name="P76"/>
      <text:p text:style-name="P76"/>
      <text:p text:style-name="P76"><text:soft-page-break/></text:p>
      <text:p text:style-name="P76"/>
      <text:p text:style-name="P15"><text:span text:style-name="T30">6</text:span><text:span text:style-name="T14">. DFD FOR Super Admin</text:span></text:p>
      <text:p text:style-name="P77"/>
      <text:p text:style-name="P77"><text:tab/><text:tab/></text:p>
      <text:p text:style-name="P74"><draw:custom-shape text:anchor-type="paragraph" draw:z-index="77" draw:name="Shape 24" draw:style-name="gr18" draw:text-style-name="P105" svg:width="3.449cm" svg:height="1.606cm" svg:x="4.932cm" svg:y="0.307cm"><text:p text:style-name="P105">Super Admin</text:p><draw:enhanced-geometry svg:viewBox="0 0 21600 21600" draw:type="rectangle" draw:enhanced-path="M 0 0 L 21600 0 21600 21600 0 21600 0 0 Z N"/></draw:custom-shape><text:tab/><text:tab/></text:p>
      <text:p text:style-name="P74"><draw:line text:anchor-type="paragraph" draw:z-index="82" draw:name="Line 47" draw:style-name="gr13" draw:text-style-name="P94" svg:x1="-0.774cm" svg:y1="5.605cm" svg:x2="-0.716cm" svg:y2="0.31cm"><text:p/></draw:line><draw:line text:anchor-type="paragraph" draw:z-index="83" draw:name="Line 48" draw:style-name="gr13" draw:text-style-name="P94" svg:x1="-0.716cm" svg:y1="0.31cm" svg:x2="4.932cm" svg:y2="0.28cm"><text:p/></draw:line></text:p>
      <text:p text:style-name="P74"/>
      <text:p text:style-name="P74"><draw:line text:anchor-type="paragraph" draw:z-index="78" draw:name="Line 45" draw:style-name="gr13" draw:text-style-name="P94" svg:x1="6.539cm" svg:y1="0.452cm" svg:x2="6.509cm" svg:y2="4.154cm"><text:p/></draw:line><draw:custom-shape text:anchor-type="paragraph" draw:z-index="79" draw:name="Shape 25" draw:style-name="gr17" draw:text-style-name="P96" svg:width="3.453cm" svg:height="2.888cm" svg:x="4.842cm" svg:y="4.154cm"><text:p text:style-name="P96"><text:span text:style-name="T65">Process Da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 26" draw:style-name="gr16" draw:text-style-name="P105" svg:width="4.042cm" svg:height="2.2cm" svg:x="-1.487cm" svg:y="4.632cm"><text:p text:style-name="P105">Must be login first</text:p><draw:enhanced-geometry svg:viewBox="0 0 21600 21600" draw:text-areas="800 800 20800 20800" draw:type="round-rectangular-callout" draw:modifiers="3336.12565445026 30357.69230769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81" draw:name="Line 46" draw:style-name="gr13" draw:text-style-name="P94" svg:x1="4.842cm" svg:y1="5.569cm" svg:x2="2.674cm" svg:y2="5.569cm"><text:p/></draw:line><text:tab/><text:tab/><text:tab/></text:p>
      <text:p text:style-name="P75"><text:tab/><text:tab/></text:p>
      <text:p text:style-name="P14"><text:span text:style-name="T14"><text:tab/> </text:span><text:span text:style-name="T23">SuperAdmin</text:span><text:span text:style-name="T20"> must be</text:span></text:p>
      <text:p text:style-name="P14"><text:span text:style-name="T20"><text:tab/> login </text:span><text:span text:style-name="T23">for access master</text:span></text:p>
      <text:p text:style-name="P14"><text:span text:style-name="T23"><text:tab/> data</text:span><text:span text:style-name="T14"><text:tab/><text:tab/> <text:s text:c="2"/></text:span></text:p>
      <text:p text:style-name="P75"/>
      <text:p text:style-name="P75"/>
      <text:p text:style-name="P75"/>
      <text:p text:style-name="P75"/>
      <text:p text:style-name="P75"/>
      <text:p text:style-name="P14"><draw:line text:anchor-type="paragraph" draw:z-index="84" draw:name="Horizontal line 5" draw:style-name="gr13" draw:text-style-name="P94" svg:x1="8.294cm" svg:y1="0.527cm" svg:x2="14.535cm" svg:y2="0.527cm"><text:p/></draw:line><draw:line text:anchor-type="paragraph" draw:z-index="85" draw:name="Line 49" draw:style-name="gr13" draw:text-style-name="P94" svg:x1="14.534cm" svg:y1="0.527cm" svg:x2="14.534cm" svg:y2="4.184cm"><text:p/></draw:line><draw:custom-shape text:anchor-type="paragraph" draw:z-index="86" draw:name="Shape 27" draw:style-name="gr15" svg:width="1.28cm" svg:height="1.25cm" svg:x="15.873cm" svg:y="4.006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88" draw:name="Line 51" draw:style-name="gr1" draw:text-style-name="P94" svg:x1="16.468cm" svg:y1="5.255cm" svg:x2="16.498cm" svg:y2="7.663cm"><text:p/></draw:line><draw:line text:anchor-type="paragraph" draw:z-index="89" draw:name="Line 52" draw:style-name="gr1" draw:text-style-name="P94" svg:x1="15.159cm" svg:y1="5.909cm" svg:x2="17.865cm" svg:y2="5.939cm"><text:p/></draw:line><draw:line text:anchor-type="paragraph" draw:z-index="90" draw:name="Line 53" draw:style-name="gr13" draw:text-style-name="P94" svg:x1="16.468cm" svg:y1="7.662cm" svg:x2="15.457cm" svg:y2="8.495cm"><text:p/></draw:line><draw:line text:anchor-type="paragraph" draw:z-index="91" draw:name="Line 54" draw:style-name="gr13" draw:text-style-name="P94" svg:x1="16.468cm" svg:y1="7.662cm" svg:x2="17.419cm" svg:y2="8.435cm"><text:p/></draw:line><draw:custom-shape text:anchor-type="paragraph" draw:z-index="92" draw:name="Shape 28" draw:style-name="gr14" draw:text-style-name="P99" svg:width="3.389cm" svg:height="3.687cm" svg:x="-1.339cm" svg:y="4.623cm"><text:p text:style-name="P99"><text:s text:c="7"/>Data 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3" draw:name="Line 55" draw:style-name="gr13" draw:text-style-name="P94" svg:x1="4.992cm" svg:y1="1.381cm" svg:x2="1.217cm" svg:y2="4.623cm"><text:p/></draw:line><draw:line text:anchor-type="paragraph" draw:z-index="94" draw:name="Line 56" draw:style-name="gr13" draw:text-style-name="P94" svg:x1="2.05cm" svg:y1="5.017cm" svg:x2="5.468cm" svg:y2="1.946cm"><text:p/></draw:line><draw:line text:anchor-type="paragraph" draw:z-index="95" draw:name="Line 57" draw:style-name="gr13" draw:text-style-name="P94" svg:x1="14.534cm" svg:y1="4.184cm" svg:x2="15.991cm" svg:y2="5.909cm"><text:p/></draw:line><draw:line text:anchor-type="paragraph" draw:z-index="96" draw:name="Line 58" draw:style-name="gr13" draw:text-style-name="P94" svg:x1="14.981cm" svg:y1="5.551cm" svg:x2="2.05cm" svg:y2="5.641cm"><text:p/></draw:line><draw:line text:anchor-type="paragraph" draw:z-index="97" draw:name="Line 59" draw:style-name="gr13" draw:text-style-name="P94" svg:x1="15.309cm" svg:y1="5.939cm" svg:x2="14.713cm" svg:y2="5.551cm"><text:p/></draw:line><draw:line text:anchor-type="paragraph" draw:z-index="98" draw:name="Line 60" draw:style-name="gr13" draw:text-style-name="P94" svg:x1="2.05cm" svg:y1="6.95cm" svg:x2="14.595cm" svg:y2="6.8cm"><text:p/></draw:line><draw:line text:anchor-type="paragraph" draw:z-index="99" draw:name="Line 61" draw:style-name="gr13" draw:text-style-name="P94" svg:x1="14.446cm" svg:y1="6.8cm" svg:x2="15.309cm" svg:y2="5.939cm"><text:p/></draw:line><text:span text:style-name="T14"><text:tab/><text:tab/><text:tab/></text:span><text:span text:style-name="T24">No<text:tab/><text:tab/><text:tab/><text:tab/><text:tab/>Yes <text:s text:c="8"/></text:span></text:p>
      <text:p text:style-name="P78"/>
      <text:p text:style-name="P78"/>
      <text:p text:style-name="P78"/>
      <text:p text:style-name="P78"/>
      <text:p text:style-name="P78"/>
      <text:p text:style-name="P78"/>
      <text:p text:style-name="P78"/>
      <text:p text:style-name="P78"/>
      <text:p text:style-name="P78"/>
      <text:p text:style-name="P14"><text:span text:style-name="T24"><text:s text:c="30"/></text:span><text:span text:style-name="T25">Request to data access </text:span></text:p>
      <text:p text:style-name="P78"><text:tab/><text:tab/></text:p>
      <text:p text:style-name="P78"><draw:line text:anchor-type="paragraph" draw:z-index="100" draw:name="Line 62" draw:style-name="gr13" draw:text-style-name="P94" svg:x1="15.813cm" svg:y1="0.097cm" svg:x2="12.899cm" svg:y2="4.965cm"><text:p/></draw:line></text:p>
      <text:p text:style-name="P14"><text:span text:style-name="T24"><text:tab/><text:tab/><text:tab/></text:span><text:span text:style-name="T25">Response of request <text:s/>Data <text:s/>if found or Not Found..</text:span></text:p>
      <text:p text:style-name="P79"/>
      <text:p text:style-name="P79"/>
      <text:p text:style-name="P79"/>
      <text:p text:style-name="P79"/>
      <text:p text:style-name="P79"><draw:line text:anchor-type="paragraph" draw:z-index="101" draw:name="Line 63" draw:style-name="gr13" draw:text-style-name="P94" svg:x1="13.94cm" svg:y1="0.233cm" svg:x2="15.873cm" svg:y2="6.001cm"><text:p/></draw:line></text:p>
      <text:p text:style-name="P79"/>
      <text:p text:style-name="P18"><text:span text:style-name="T25">R</text:span><text:span text:style-name="T14">egsiter User List </text:span><text:span text:style-name="T28">(super user all access delete,edit,add,active,inactive)</text:span></text:p>
      <text:p text:style-name="P79"/>
      <table:table table:name="Table2" table:style-name="Table2">
        <table:table-column table:style-name="Table2.A" table:number-columns-repeated="2"/>
        <table:table-column table:style-name="Table2.C" table:number-columns-repeated="2"/>
        <table:table-column table:style-name="Table2.E"/>
        <table:table-column table:style-name="Table2.C"/>
        <table:table-column table:style-name="Table2.G"/>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G1" office:value-type="string">
            <text:p text:style-name="P17"/>
          </table:table-cell>
        </table:table-row>
        <table:table-row>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G2" office:value-type="string">
            <text:p text:style-name="P17"/>
          </table:table-cell>
        </table:table-row>
        <table:table-row>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G2" office:value-type="string">
            <text:p text:style-name="P17"/>
          </table:table-cell>
        </table:table-row>
      </table:table>
      <text:p text:style-name="P16"/>
      <text:p text:style-name="P73"/>
      <text:p text:style-name="P19"><text:span text:style-name="T26"><text:s/>Product </text:span><text:span text:style-name="T27">List</text:span><text:span text:style-name="T26"> <text:s/></text:span><text:span text:style-name="T29">(</text:span><text:span text:style-name="T28">super user all access delete,edit,add,active,inactive)</text:span></text:p>
      <text:p text:style-name="P16"/>
      <table:table table:name="Table3" table:style-name="Table3">
        <table:table-column table:style-name="Table3.A" table:number-columns-repeated="2"/>
        <table:table-column table:style-name="Table3.C" table:number-columns-repeated="2"/>
        <table:table-column table:style-name="Table3.E"/>
        <table:table-column table:style-name="Table3.C"/>
        <table:table-column table:style-name="Table3.G"/>
        <table:table-row>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G1" office:value-type="string">
            <text:p text:style-name="P17"/>
          </table:table-cell>
        </table:table-row>
        <table:table-row>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G2" office:value-type="string">
            <text:p text:style-name="P17"/>
          </table:table-cell>
        </table:table-row>
        <table:table-row>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G2" office:value-type="string">
            <text:p text:style-name="P17"/>
          </table:table-cell>
        </table:table-row>
      </table:table>
      <text:p text:style-name="P16"><text:soft-page-break/></text:p>
      <text:p text:style-name="P16"/>
      <text:p text:style-name="P16"/>
      <text:p text:style-name="P16"/>
      <text:p text:style-name="P16"/>
      <text:p text:style-name="P20"><draw:custom-shape text:anchor-type="paragraph" draw:z-index="103" draw:name="Shape 30" draw:style-name="gr30" draw:text-style-name="P108" svg:width="2.943cm" svg:height="0.803cm" svg:x="9.779cm" svg:y="1.201cm"><text:p text:style-name="P99"><text:s text:c="6"/>Register<text:tab/></text:p><draw:enhanced-geometry svg:viewBox="0 0 21600 21600" draw:type="rectangle" draw:enhanced-path="M 0 0 L 21600 0 21600 21600 0 21600 0 0 Z N"/></draw:custom-shape><draw:custom-shape text:anchor-type="paragraph" draw:z-index="104" draw:name="Shape 31" draw:style-name="gr30" draw:text-style-name="P108" svg:width="2.943cm" svg:height="0.803cm" svg:x="5.974cm" svg:y="1.201cm"><text:p text:style-name="P99"><text:s text:c="8"/>Login<text:tab/></text:p><draw:enhanced-geometry svg:viewBox="0 0 21600 21600" draw:type="rectangle" draw:enhanced-path="M 0 0 L 21600 0 21600 21600 0 21600 0 0 Z N"/></draw:custom-shape><draw:custom-shape text:anchor-type="paragraph" draw:z-index="105" draw:name="Shape 32" draw:style-name="gr30" draw:text-style-name="P108" svg:width="2.943cm" svg:height="0.803cm" svg:x="13.316cm" svg:y="1.229cm"><text:p text:style-name="P99"><text:s text:c="4"/>Product<text:tab/></text:p><draw:enhanced-geometry svg:viewBox="0 0 21600 21600" draw:type="rectangle" draw:enhanced-path="M 0 0 L 21600 0 21600 21600 0 21600 0 0 Z N"/></draw:custom-shape><draw:custom-shape text:anchor-type="paragraph" draw:z-index="106" draw:name="Shape 33" draw:style-name="gr24" draw:text-style-name="P100" svg:width="4.786cm" svg:height="1.16cm" svg:x="5.142cm" svg:y="13.54cm"><text:p text:style-name="P99"><text:s text:c="15"/>Subm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7" draw:name="Line 64" draw:style-name="gr1" draw:text-style-name="P94" svg:x1="-1.102cm" svg:y1="2.517cm" svg:x2="18.311cm" svg:y2="2.517cm"><text:p/></draw:line><draw:custom-shape text:anchor-type="paragraph" draw:z-index="108" draw:name="Shape 35" draw:style-name="gr36" draw:text-style-name="P94" svg:width="1.962cm" svg:height="0.565cm" svg:x="16.021cm" svg:y="14.372cm"><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9" draw:name="Shape 36" draw:style-name="gr35" svg:width="1.071cm" svg:height="0.833cm" svg:x="-1.102cm" svg:y="0.669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110" draw:name="Shape 34" draw:style-name="gr34" draw:text-style-name="P95" svg:width="7.492cm" svg:height="1.011cm" svg:x="6.509cm" svg:y="7.059cm"><text:p/><draw:enhanced-geometry svg:viewBox="0 0 21600 21600" draw:type="rectangle" draw:enhanced-path="M 0 0 L 21600 0 21600 21600 0 21600 0 0 Z N"/></draw:custom-shape><draw:custom-shape text:anchor-type="paragraph" draw:z-index="111" draw:name="Shape 37" draw:style-name="gr11" draw:text-style-name="P95" svg:width="7.492cm" svg:height="1.011cm" svg:x="6.567cm" svg:y="4.68cm"><text:p/><draw:enhanced-geometry svg:viewBox="0 0 21600 21600" draw:type="rectangle" draw:enhanced-path="M 0 0 L 21600 0 21600 21600 0 21600 0 0 Z N"/></draw:custom-shape><draw:custom-shape text:anchor-type="paragraph" draw:z-index="112" draw:name="Shape 38" draw:style-name="gr34" draw:text-style-name="P95" svg:width="7.492cm" svg:height="1.011cm" svg:x="6.539cm" svg:y="9.319cm"><text:p/><draw:enhanced-geometry svg:viewBox="0 0 21600 21600" draw:type="rectangle" draw:enhanced-path="M 0 0 L 21600 0 21600 21600 0 21600 0 0 Z N"/></draw:custom-shape><draw:custom-shape text:anchor-type="paragraph" draw:z-index="113" draw:name="Shape 39" draw:style-name="gr9" draw:text-style-name="P99" svg:width="4.786cm" svg:height="1.16cm" svg:x="0.891cm" svg:y="4.651cm"><text:p text:style-name="P99"><text:s text:c="13"/>N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4" draw:name="Shape 40" draw:style-name="gr9" draw:text-style-name="P99" svg:width="4.786cm" svg:height="1.16cm" svg:x="0.863cm" svg:y="7.029cm"><text:p text:style-name="P99"><text:s text:c="13"/>Email<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5" draw:name="Shape 41" draw:style-name="gr9" draw:text-style-name="P99" svg:width="4.786cm" svg:height="1.16cm" svg:x="0.773cm" svg:y="9.407cm"><text:p text:style-name="P99"><text:s text:c="12"/>Passwor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0">1.</text:span><text:span text:style-name="T44"> </text:span><text:span text:style-name="T52">Basic desinge Flow for Register User <text:s text:c="2"/></text:span><text:span text:style-name="T54">(Register with details)</text:span></text:p>
      <text:p text:style-name="P54"><draw:custom-shape text:anchor-type="paragraph" draw:z-index="102" draw:name="Shape 29" draw:style-name="gr33" draw:text-style-name="P105" svg:width="19.414cm" svg:height="15.311cm" svg:x="-1.102cm" svg:y="0.06cm"><text:p/><draw:enhanced-geometry svg:viewBox="0 0 21600 21600" draw:type="rectangle" draw:enhanced-path="M 0 0 L 21600 0 21600 21600 0 21600 0 0 Z N"/></draw:custom-shape></text:p>
      <text:p text:style-name="P54"/>
      <text:p text:style-name="P54"/>
      <text:p text:style-name="P54"/>
      <text:p text:style-name="P54"/>
      <text:p text:style-name="P54"/>
      <text:p text:style-name="P54"/>
      <text:p text:style-name="P54"/>
      <text:p text:style-name="P54"/>
      <text:p text:style-name="P54"/>
      <text:p text:style-name="P55"/>
      <text:p text:style-name="P21"/>
      <text:p text:style-name="P21"/>
      <text:p text:style-name="P21"/>
      <text:p text:style-name="P22">2.<text:span text:style-name="T52">Basic desinge Flow for Login User</text:span></text:p>
      <text:p text:style-name="P21"><text:tab/></text:p>
      <text:p text:style-name="P21"/>
      <text:p text:style-name="P36">-&gt;User login with email and password if user is auh valid then an then it able to login otherwise redirect to login page again</text:p>
      <text:p text:style-name="P21"/>
      <text:p text:style-name="P21"><draw:custom-shape text:anchor-type="paragraph" draw:z-index="116" draw:name="Shape 42" draw:style-name="gr33" draw:text-style-name="P105" svg:width="19.414cm" svg:height="15.311cm" svg:x="-1.099cm" svg:y="0.397cm"><text:p/><draw:enhanced-geometry svg:viewBox="0 0 21600 21600" draw:type="rectangle" draw:enhanced-path="M 0 0 L 21600 0 21600 21600 0 21600 0 0 Z N"/></draw:custom-shape><draw:custom-shape text:anchor-type="paragraph" draw:z-index="122" draw:name="Shape 46" draw:style-name="gr9" draw:text-style-name="P99" svg:width="4.786cm" svg:height="1.16cm" svg:x="0.891cm" svg:y="4.651cm"><text:p text:style-name="P99"><text:s text:c="13"/>Ema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3" draw:name="Shape 47" draw:style-name="gr11" draw:text-style-name="P95" svg:width="7.492cm" svg:height="1.011cm" svg:x="6.567cm" svg:y="4.68cm"><text:p/><draw:enhanced-geometry svg:viewBox="0 0 21600 21600" draw:type="rectangle" draw:enhanced-path="M 0 0 L 21600 0 21600 21600 0 21600 0 0 Z N"/></draw:custom-shape></text:p>
      <text:p text:style-name="P21"><draw:custom-shape text:anchor-type="paragraph" draw:z-index="121" draw:name="Shape 48" draw:style-name="gr24" draw:text-style-name="P100" svg:width="4.786cm" svg:height="1.16cm" svg:x="5.142cm" svg:y="13.54cm"><text:p text:style-name="P99"><text:s text:c="15"/>Log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draw:custom-shape text:anchor-type="paragraph" draw:z-index="117" draw:name="Shape 43" draw:style-name="gr30" draw:text-style-name="P108" svg:width="2.943cm" svg:height="0.803cm" svg:x="6.895cm" svg:y="0.178cm"><text:p text:style-name="P99"><text:s text:c="8"/>Login<text:tab/></text:p><draw:enhanced-geometry svg:viewBox="0 0 21600 21600" draw:type="rectangle" draw:enhanced-path="M 0 0 L 21600 0 21600 21600 0 21600 0 0 Z N"/></draw:custom-shape><draw:custom-shape text:anchor-type="paragraph" draw:z-index="118" draw:name="Shape 44" draw:style-name="gr30" draw:text-style-name="P108" svg:width="2.943cm" svg:height="0.803cm" svg:x="10.582cm" svg:y="0.15cm"><text:p text:style-name="P99"><text:s text:c="6"/>Register<text:tab/></text:p><draw:enhanced-geometry svg:viewBox="0 0 21600 21600" draw:type="rectangle" draw:enhanced-path="M 0 0 L 21600 0 21600 21600 0 21600 0 0 Z N"/></draw:custom-shape><draw:custom-shape text:anchor-type="paragraph" draw:z-index="119" draw:name="Shape 45" draw:style-name="gr30" draw:text-style-name="P108" svg:width="2.943cm" svg:height="0.803cm" svg:x="13.97cm" svg:y="0.148cm"><text:p text:style-name="P99"><text:s text:c="4"/>Product<text:tab/></text:p><draw:enhanced-geometry svg:viewBox="0 0 21600 21600" draw:type="rectangle" draw:enhanced-path="M 0 0 L 21600 0 21600 21600 0 21600 0 0 Z N"/></draw:custom-shape></text:p>
      <text:p text:style-name="P21"/>
      <text:p text:style-name="P21"/>
      <text:p text:style-name="P21"><draw:line text:anchor-type="paragraph" draw:z-index="120" draw:name="Line 66" draw:style-name="gr13" draw:text-style-name="P94" svg:x1="-1.099cm" svg:y1="0.471cm" svg:x2="18.314cm" svg:y2="0.441cm"><text:p/></draw:line></text:p>
      <text:p text:style-name="P21"/>
      <text:p text:style-name="P21"/>
      <text:p text:style-name="P21"/>
      <text:p text:style-name="P21"/>
      <text:p text:style-name="P21"/>
      <text:p text:style-name="P21"/>
      <text:p text:style-name="P21"/>
      <text:p text:style-name="P21"><draw:custom-shape text:anchor-type="paragraph" draw:z-index="124" draw:name="Shape 49" draw:style-name="gr11" draw:text-style-name="P95" svg:width="7.492cm" svg:height="1.011cm" svg:x="6.685cm" svg:y="0.254cm"><text:p/><draw:enhanced-geometry svg:viewBox="0 0 21600 21600" draw:type="rectangle" draw:enhanced-path="M 0 0 L 21600 0 21600 21600 0 21600 0 0 Z N"/></draw:custom-shape><draw:custom-shape text:anchor-type="paragraph" draw:z-index="125" draw:name="Shape 50" draw:style-name="gr32" draw:text-style-name="P96" svg:width="4.79cm" svg:height="1.165cm" svg:x="0.803cm" svg:y="0.226cm"><text:p text:style-name="P96"><text:span text:style-name="T65"><text:s text:c="13"/></text:span><text:span text:style-name="T65">Password</text:span><text:span text:style-name="T65"><text: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3">3.<text:span text:style-name="T52">Basic PFlow for </text:span><text:span text:style-name="T53">Product page</text:span></text:p>
      <text:p text:style-name="P56"/>
      <text:p text:style-name="P24"><text:span text:style-name="T52">-&gt; </text:span><text:span text:style-name="T41">show the product in front page any one can show the product this product is added by admin <text:s text:c="2"/>with proper details </text:span></text:p>
      <text:p text:style-name="P38"/>
      <text:p text:style-name="P57"><draw:custom-shape text:anchor-type="paragraph" draw:z-index="127" draw:name="Shape 52" draw:style-name="gr30" draw:text-style-name="P108" svg:width="2.943cm" svg:height="0.803cm" svg:x="7.161cm" svg:y="1.219cm"><text:p text:style-name="P99"><text:s text:c="8"/>Login<text:tab/></text:p><draw:enhanced-geometry svg:viewBox="0 0 21600 21600" draw:type="rectangle" draw:enhanced-path="M 0 0 L 21600 0 21600 21600 0 21600 0 0 Z N"/></draw:custom-shape><draw:custom-shape text:anchor-type="paragraph" draw:z-index="126" draw:name="Shape 51" draw:style-name="gr31" draw:text-style-name="P105" svg:width="19.414cm" svg:height="16.274cm" svg:x="-1.099cm" svg:y="0.397cm"><text:p/><draw:enhanced-geometry svg:viewBox="0 0 21600 21600" draw:type="rectangle" draw:enhanced-path="M 0 0 L 21600 0 21600 21600 0 21600 0 0 Z N"/></draw:custom-shape></text:p>
      <text:p text:style-name="P57"/>
      <text:p text:style-name="P57"><draw:custom-shape text:anchor-type="paragraph" draw:z-index="128" draw:name="Shape 54" draw:style-name="gr23" draw:text-style-name="P97" svg:width="2.952cm" svg:height="0.812cm" svg:x="14.268cm" svg:y="0.041cm"><text:p text:style-name="P96"><text:span text:style-name="T65"><text:s text:c="4"/></text:span><text:span text:style-name="T65">Product</text:span><text:span text:style-name="T65"><text:tab/></text:span></text:p><draw:enhanced-geometry svg:viewBox="0 0 21600 21600" draw:type="rectangle" draw:enhanced-path="M 0 0 L 21600 0 21600 21600 0 21600 0 0 Z N"/></draw:custom-shape><draw:custom-shape text:anchor-type="paragraph" draw:z-index="130" draw:name="Shape 55" draw:style-name="gr30" draw:text-style-name="P108" svg:width="2.943cm" svg:height="0.803cm" svg:x="10.866cm" svg:y="0.018cm"><text:p text:style-name="P99"><text:s text:c="6"/>Register<text:tab/></text:p><draw:enhanced-geometry svg:viewBox="0 0 21600 21600" draw:type="rectangle" draw:enhanced-path="M 0 0 L 21600 0 21600 21600 0 21600 0 0 Z N"/></draw:custom-shape></text:p>
      <text:p text:style-name="P57"/>
      <text:p text:style-name="P57"><draw:line text:anchor-type="paragraph" draw:z-index="129" draw:name="Line 67" draw:style-name="gr1" draw:text-style-name="P94" svg:x1="-1.099cm" svg:y1="0.413cm" svg:x2="18.314cm" svg:y2="0.254cm"><text:p/></draw:line></text:p>
      <text:p text:style-name="P57"/>
      <text:p text:style-name="P57"/>
      <text:p text:style-name="P57"><draw:custom-shape text:anchor-type="paragraph" draw:z-index="131" draw:name="Shape 53" draw:style-name="gr29" svg:width="18.998cm" svg:height="11.484cm" svg:x="-0.893cm" svg:y="0.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
      <text:p text:style-name="P57"/>
      <text:p text:style-name="P57"><draw:custom-shape text:anchor-type="paragraph" draw:z-index="132" draw:name="Shape 56" draw:style-name="gr28" svg:width="16.828cm" svg:height="2.62cm" svg:x="0.457cm" svg:y="0.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
      <text:p text:style-name="P57"/>
      <text:p text:style-name="P57"/>
      <text:p text:style-name="P57"/>
      <text:p text:style-name="P57"><draw:custom-shape text:anchor-type="paragraph" draw:z-index="133" draw:name="Shape 57" draw:style-name="gr28" svg:width="16.828cm" svg:height="2.62cm" svg:x="0.43cm" svg:y="0.5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
      <text:p text:style-name="P57"/>
      <text:p text:style-name="P57"/>
      <text:p text:style-name="P57"/>
      <text:p text:style-name="P57"><draw:custom-shape text:anchor-type="paragraph" draw:z-index="134" draw:name="Shape 58" draw:style-name="gr28" svg:width="16.828cm" svg:height="2.62cm" svg:x="0.219cm" svg:y="0.4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
      <text:p text:style-name="P57"/>
      <text:p text:style-name="P57"/>
      <text:p text:style-name="P57"/>
      <text:p text:style-name="P57"/>
      <text:p text:style-name="P57"/>
      <text:p text:style-name="P57"/>
      <text:p text:style-name="P57"/>
      <text:p text:style-name="P58"/>
      <text:p text:style-name="P59"/>
      <text:p text:style-name="P59"/>
      <text:p text:style-name="P59"/>
      <text:p text:style-name="P59"><text:soft-page-break/></text:p>
      <text:p text:style-name="P59"/>
      <text:p text:style-name="P59"/>
      <text:p text:style-name="P59"/>
      <text:p text:style-name="P57"/>
      <text:p text:style-name="P57"/>
      <text:p text:style-name="P56"/>
      <text:p text:style-name="P25">4 <text:span text:style-name="T51">Desinge for Add product By Admin</text:span></text:p>
      <text:p text:style-name="P26"><text:tab/></text:p>
      <text:p text:style-name="P26">-&gt;add product is <text:span text:style-name="T56">only user is auth valid then an then is access so must be register first and login.</text:span> </text:p>
      <text:p text:style-name="P25"/>
      <text:p text:style-name="P25"/>
      <text:p text:style-name="P25"><draw:custom-shape text:anchor-type="paragraph" draw:z-index="140" draw:name="Shape 63" draw:style-name="gr9" draw:text-style-name="P99" svg:width="4.786cm" svg:height="1.16cm" svg:x="0.891cm" svg:y="4.651cm"><text:p text:style-name="P99"><text:s text:c="13"/>Tit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1" draw:name="Shape 64" draw:style-name="gr11" draw:text-style-name="P95" svg:width="7.492cm" svg:height="1.011cm" svg:x="6.567cm" svg:y="4.68cm"><text:p/><draw:enhanced-geometry svg:viewBox="0 0 21600 21600" draw:type="rectangle" draw:enhanced-path="M 0 0 L 21600 0 21600 21600 0 21600 0 0 Z N"/></draw:custom-shape><draw:custom-shape text:anchor-type="paragraph" draw:z-index="136" draw:name="Shape 60" draw:style-name="gr23" draw:text-style-name="P97" svg:width="2.952cm" svg:height="0.812cm" svg:x="6.978cm" svg:y="0.279cm"><text:p text:style-name="P96"><text:span text:style-name="T65"><text:s text:c="4"/></text:span><text:span text:style-name="T65">Profile</text:span></text:p><draw:enhanced-geometry svg:viewBox="0 0 21600 21600" draw:type="rectangle" draw:enhanced-path="M 0 0 L 21600 0 21600 21600 0 21600 0 0 Z N"/></draw:custom-shape><draw:custom-shape text:anchor-type="paragraph" draw:z-index="137" draw:name="Shape 62" draw:style-name="gr23" draw:text-style-name="P97" svg:width="2.952cm" svg:height="0.812cm" svg:x="10.643cm" svg:y="0.258cm"><text:p text:style-name="P96"><text:span text:style-name="T65"><text:s text:c="3"/></text:span><text:span text:style-name="T65">Prouct</text:span><text:span text:style-name="T65"><text:tab/></text:span></text:p><draw:enhanced-geometry svg:viewBox="0 0 21600 21600" draw:type="rectangle" draw:enhanced-path="M 0 0 L 21600 0 21600 21600 0 21600 0 0 Z N"/></draw:custom-shape><draw:custom-shape text:anchor-type="paragraph" draw:z-index="138" draw:name="Shape 61" draw:style-name="gr23" draw:text-style-name="P97" svg:width="2.952cm" svg:height="0.812cm" svg:x="14.506cm" svg:y="0.342cm"><text:p text:style-name="P96"><text:span text:style-name="T65"><text:s text:c="3"/></text:span><text:span text:style-name="T65">Logout</text:span></text:p><draw:enhanced-geometry svg:viewBox="0 0 21600 21600" draw:type="rectangle" draw:enhanced-path="M 0 0 L 21600 0 21600 21600 0 21600 0 0 Z N"/></draw:custom-shape><draw:custom-shape text:anchor-type="paragraph" draw:z-index="135" draw:name="Shape 59" draw:style-name="gr27" draw:text-style-name="P105" svg:width="19.414cm" svg:height="21.718cm" svg:x="-0.781cm" svg:y="0.397cm"><text:p/><draw:enhanced-geometry svg:viewBox="0 0 21600 21600" draw:type="rectangle" draw:enhanced-path="M 0 0 L 21600 0 21600 21600 0 21600 0 0 Z N"/></draw:custom-shape></text:p>
      <text:p text:style-name="P25"/>
      <text:p text:style-name="P25"/>
      <text:p text:style-name="P25"/>
      <text:p text:style-name="P25"><draw:line text:anchor-type="paragraph" draw:z-index="139" draw:name="Line 65" draw:style-name="gr1" draw:text-style-name="P94" svg:x1="-0.596cm" svg:y1="0.243cm" svg:x2="18.817cm" svg:y2="0.243cm"><text:p/></draw:line></text:p>
      <text:p text:style-name="P25"/>
      <text:p text:style-name="P25"/>
      <text:p text:style-name="P25"/>
      <text:p text:style-name="P25"/>
      <text:p text:style-name="P25"/>
      <text:p text:style-name="P25"/>
      <text:p text:style-name="P25"/>
      <text:p text:style-name="P25"/>
      <text:p text:style-name="P25"><draw:custom-shape text:anchor-type="paragraph" draw:z-index="142" draw:name="Shape 65" draw:style-name="gr9" draw:text-style-name="P99" svg:width="4.786cm" svg:height="1.16cm" svg:x="0.891cm" svg:y="0.095cm"><text:p text:style-name="P99"><text:s text:c="13"/>Descrip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3" draw:name="Shape 66" draw:style-name="gr26" draw:text-style-name="P107" svg:width="7.409cm" svg:height="2.832cm" svg:x="6.648cm" svg:y="0.333cm"><text:p/><draw:enhanced-geometry svg:viewBox="0 0 21600 21600" draw:type="rectangle" draw:enhanced-path="M 0 0 L 21600 0 21600 21600 0 21600 0 0 Z N"/></draw:custom-shape></text:p>
      <text:p text:style-name="P25"/>
      <text:p text:style-name="P25"/>
      <text:p text:style-name="P25"/>
      <text:p text:style-name="P25"/>
      <text:p text:style-name="P25"/>
      <text:p text:style-name="P25"/>
      <text:p text:style-name="P25"><draw:custom-shape text:anchor-type="paragraph" draw:z-index="145" draw:name="Shape 68" draw:style-name="gr11" draw:text-style-name="P95" svg:width="7.492cm" svg:height="1.011cm" svg:x="6.62cm" svg:y="0.42cm"><text:p/><draw:enhanced-geometry svg:viewBox="0 0 21600 21600" draw:type="rectangle" draw:enhanced-path="M 0 0 L 21600 0 21600 21600 0 21600 0 0 Z N"/></draw:custom-shape></text:p>
      <text:p text:style-name="P25"><draw:custom-shape text:anchor-type="paragraph" draw:z-index="144" draw:name="Shape 67" draw:style-name="gr9" draw:text-style-name="P99" svg:width="4.786cm" svg:height="1.16cm" svg:x="0.758cm" svg:y="0.111cm"><text:p text:style-name="P99"><text:s text:c="13"/>Location<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p text:style-name="P25"><draw:custom-shape text:anchor-type="paragraph" draw:z-index="147" draw:name="Shape 72" draw:style-name="gr11" draw:text-style-name="P95" svg:width="7.492cm" svg:height="1.011cm" svg:x="6.567cm" svg:y="0.367cm"><text:p/><draw:enhanced-geometry svg:viewBox="0 0 21600 21600" draw:type="rectangle" draw:enhanced-path="M 0 0 L 21600 0 21600 21600 0 21600 0 0 Z N"/></draw:custom-shape><draw:custom-shape text:anchor-type="paragraph" draw:z-index="146" draw:name="Shape 71" draw:style-name="gr9" draw:text-style-name="P99" svg:width="4.786cm" svg:height="1.16cm" svg:x="0.758cm" svg:y="0.254cm"><text:p text:style-name="P99"><text:s text:c="13"/>State<text:ta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9" draw:name="Shape 82" draw:style-name="gr10" draw:text-style-name="P102"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5"/>
      <text:p text:style-name="P25"/>
      <text:p text:style-name="P25"/>
      <text:p text:style-name="P25"><draw:custom-shape text:anchor-type="paragraph" draw:z-index="148" draw:name="Shape 74" draw:style-name="gr9" draw:text-style-name="P99" svg:width="4.786cm" svg:height="1.16cm" svg:x="0.758cm" svg:y="0.413cm"><text:p text:style-name="P99"><text:s text:c="13"/>C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9" draw:name="Shape 73" draw:style-name="gr11" draw:text-style-name="P95" svg:width="7.492cm" svg:height="1.011cm" svg:x="6.541cm" svg:y="0.351cm"><text:p/><draw:enhanced-geometry svg:viewBox="0 0 21600 21600" draw:type="rectangle" draw:enhanced-path="M 0 0 L 21600 0 21600 21600 0 21600 0 0 Z N"/></draw:custom-shape><draw:custom-shape text:anchor-type="paragraph" draw:z-index="153" draw:name="Shape 76" draw:style-name="gr9" draw:text-style-name="P99" svg:width="4.786cm" svg:height="1.16cm" svg:x="0.758cm" svg:y="0.413cm"><text:p text:style-name="P99"><text:s text:c="13"/>C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0" draw:name="Shape 83" draw:style-name="gr10" draw:text-style-name="P102"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5"/>
      <text:p text:style-name="P25"/>
      <text:p text:style-name="P25"/>
      <text:p text:style-name="P25"/>
      <text:p text:style-name="P25"><draw:custom-shape text:anchor-type="paragraph" draw:z-index="154" draw:name="Shape 77" draw:style-name="gr9" draw:text-style-name="P99" svg:width="4.786cm" svg:height="1.16cm" svg:x="0.52cm" svg:y="0.076cm"><text:p text:style-name="P99"><text:s text:c="13"/>Categ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5" draw:name="Shape 78" draw:style-name="gr11" draw:text-style-name="P95" svg:width="7.492cm" svg:height="1.011cm" svg:x="6.514cm" svg:y="0.219cm"><text:p/><draw:enhanced-geometry svg:viewBox="0 0 21600 21600" draw:type="rectangle" draw:enhanced-path="M 0 0 L 21600 0 21600 21600 0 21600 0 0 Z N"/></draw:custom-shape><draw:custom-shape text:anchor-type="paragraph" draw:z-index="158" draw:name="Shape 81" draw:style-name="gr10" draw:text-style-name="P102" svg:width="0.698cm" svg:height="0.643cm" svg:x="13.13cm" svg:y="0.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5"/>
      <text:p text:style-name="P25"/>
      <text:p text:style-name="P25"/>
      <text:p text:style-name="P25"><text:soft-page-break/></text:p>
      <text:p text:style-name="P25"/>
      <text:p text:style-name="P25"/>
      <text:p text:style-name="P25"/>
      <text:p text:style-name="P25"/>
      <text:p text:style-name="P25"/>
      <text:p text:style-name="P25"><draw:custom-shape text:anchor-type="paragraph" draw:z-index="150" draw:name="Shape 70" draw:style-name="gr25" draw:text-style-name="P105" svg:width="19.414cm" svg:height="14.264cm" svg:x="-1.099cm" svg:y="0.392cm"><text:p/><draw:enhanced-geometry svg:viewBox="0 0 21600 21600" draw:type="rectangle" draw:enhanced-path="M 0 0 L 21600 0 21600 21600 0 21600 0 0 Z N"/></draw:custom-shape></text:p>
      <text:p text:style-name="P25"/>
      <text:p text:style-name="P25"/>
      <text:p text:style-name="P25"><draw:custom-shape text:anchor-type="paragraph" draw:z-index="151" draw:name="Shape 69" draw:style-name="gr9" draw:text-style-name="P99" svg:width="4.786cm" svg:height="1.16cm" svg:x="0.018cm" svg:y="0.445cm"><text:p text:style-name="P99"><text:s text:c="13"/>Addr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2" draw:name="Shape 75" draw:style-name="gr12" draw:text-style-name="P103" svg:width="7.414cm" svg:height="2.837cm" svg:x="6.648cm" svg:y="0.476cm"><text:p/><draw:enhanced-geometry svg:viewBox="0 0 21600 21600" draw:type="rectangle" draw:enhanced-path="M 0 0 L 21600 0 21600 21600 0 21600 0 0 Z N"/></draw:custom-shape></text:p>
      <text:p text:style-name="P25"/>
      <text:p text:style-name="P25"/>
      <text:p text:style-name="P25"/>
      <text:p text:style-name="P25"/>
      <text:p text:style-name="P25"/>
      <text:p text:style-name="P25"/>
      <text:p text:style-name="P25"/>
      <text:p text:style-name="P25"/>
      <text:p text:style-name="P25"/>
      <text:p text:style-name="P25"/>
      <text:p text:style-name="P25"><draw:custom-shape text:anchor-type="paragraph" draw:z-index="156" draw:name="Shape 79" draw:style-name="gr9" draw:text-style-name="P99" svg:width="4.786cm" svg:height="1.16cm" svg:x="0.018cm" svg:y="0.27cm"><text:p text:style-name="P99"><text:s text:c="13"/>PostCod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7" draw:name="Shape 80" draw:style-name="gr11" draw:text-style-name="P95" svg:width="7.492cm" svg:height="1.011cm" svg:x="6.752cm" svg:y="0.018cm"><text:p/><draw:enhanced-geometry svg:viewBox="0 0 21600 21600" draw:type="rectangle" draw:enhanced-path="M 0 0 L 21600 0 21600 21600 0 21600 0 0 Z N"/></draw:custom-shape></text:p>
      <text:p text:style-name="P25"/>
      <text:p text:style-name="P25"/>
      <text:p text:style-name="P25"/>
      <text:p text:style-name="P25"/>
      <text:p text:style-name="P25"/>
      <text:p text:style-name="P25"/>
      <text:p text:style-name="P25"/>
      <text:p text:style-name="P25"/>
      <text:p text:style-name="P25"><draw:custom-shape text:anchor-type="paragraph" draw:z-index="161" draw:name="Shape 84" draw:style-name="gr24" draw:text-style-name="P100" svg:width="4.786cm" svg:height="1.16cm" svg:x="4.983cm" svg:y="0.173cm"><text:p text:style-name="P99"><text:s text:c="15"/>Add Produc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60"/>
      <text:p text:style-name="P25"/>
      <text:p text:style-name="P25"/>
      <text:p text:style-name="P27">5 <text:span text:style-name="T51">List All Product</text:span></text:p>
      <text:p text:style-name="P27"><draw:line text:anchor-type="paragraph" draw:z-index="176" draw:name="Vertical line 7" draw:style-name="gr1" draw:text-style-name="P94" svg:x1="2.97cm" svg:y1="0.312cm" svg:x2="2.97cm" svg:y2="0.815cm"><text:p/></draw:line></text:p>
      <text:p text:style-name="P27"><text:tab/>-&gt; <text:span text:style-name="T57">List product when admin user is added so if user is only admin then it showing only won product and manget them but is login user is super admin or main admin then it showing all user product list and it can me mamget them to add new,edit propduct and delete product.</text:span></text:p>
      <text:p text:style-name="P27"/>
      <text:p text:style-name="P27"><draw:custom-shape text:anchor-type="paragraph" draw:z-index="162" draw:name="Shape 85" draw:style-name="gr5" draw:text-style-name="P98" svg:width="19.419cm" svg:height="16.685cm" svg:x="-0.781cm" svg:y="0.37cm"><text:p/><draw:enhanced-geometry svg:viewBox="0 0 21600 21600" draw:type="rectangle" draw:enhanced-path="M 0 0 L 21600 0 21600 21600 0 21600 0 0 Z N"/></draw:custom-shape></text:p>
      <text:p text:style-name="P28"/>
      <text:p text:style-name="P27"><draw:custom-shape text:anchor-type="paragraph" draw:z-index="163" draw:name="Shape 87" draw:style-name="gr4" draw:text-style-name="P97" svg:width="2.959cm" svg:height="0.819cm" svg:x="11.755cm" svg:y="0.127cm"><text:p text:style-name="P96"><text:span text:style-name="T65"><text:s text:c="3"/></text:span><text:span text:style-name="T65">Prouct</text:span><text:span text:style-name="T65"><text:tab/></text:span></text:p><draw:enhanced-geometry svg:viewBox="0 0 21600 21600" draw:type="rectangle" draw:enhanced-path="M 0 0 L 21600 0 21600 21600 0 21600 0 0 Z N"/></draw:custom-shape><draw:custom-shape text:anchor-type="paragraph" draw:z-index="164" draw:name="Shape 88" draw:style-name="gr23" draw:text-style-name="P97" svg:width="2.952cm" svg:height="0.812cm" svg:x="15.02cm" svg:y="0.168cm"><text:p text:style-name="P96"><text:span text:style-name="T65"><text:s text:c="3"/></text:span><text:span text:style-name="T65">Logout</text:span></text:p><draw:enhanced-geometry svg:viewBox="0 0 21600 21600" draw:type="rectangle" draw:enhanced-path="M 0 0 L 21600 0 21600 21600 0 21600 0 0 Z N"/></draw:custom-shape><draw:custom-shape text:anchor-type="paragraph" draw:z-index="165" draw:name="Shape 86" draw:style-name="gr4" draw:text-style-name="P97" svg:width="2.959cm" svg:height="0.819cm" svg:x="11.755cm" svg:y="0.127cm"><text:p text:style-name="P96"><text:span text:style-name="T65"><text:s text:c="3"/></text:span><text:span text:style-name="T65">Prouct</text:span><text:span text:style-name="T65"><text:tab/></text:span></text:p><draw:enhanced-geometry svg:viewBox="0 0 21600 21600" draw:type="rectangle" draw:enhanced-path="M 0 0 L 21600 0 21600 21600 0 21600 0 0 Z N"/></draw:custom-shape><draw:custom-shape text:anchor-type="paragraph" draw:z-index="167" draw:name="Shape 89" draw:style-name="gr3" draw:text-style-name="P97" svg:width="2.961cm" svg:height="0.821cm" svg:x="7.997cm" svg:y="0.132cm"><text:p text:style-name="P96"><text:span text:style-name="T65"><text:s text:c="3"/></text:span><text:span text:style-name="T65">Profile</text:span></text:p><draw:enhanced-geometry svg:viewBox="0 0 21600 21600" draw:type="rectangle" draw:enhanced-path="M 0 0 L 21600 0 21600 21600 0 21600 0 0 Z N"/></draw:custom-shape></text:p>
      <text:p text:style-name="P27"/>
      <text:p text:style-name="P27"/>
      <text:p text:style-name="P27"><draw:line text:anchor-type="paragraph" draw:z-index="166" draw:name="Line 68" draw:style-name="gr1" draw:text-style-name="P94" svg:x1="-0.781cm" svg:y1="0.465cm" svg:x2="18.632cm" svg:y2="0.439cm"><text:p/></draw:line></text:p>
      <text:p text:style-name="P27"/>
      <text:p text:style-name="P27"/>
      <text:p text:style-name="P27"/>
      <text:p text:style-name="P27"/>
      <text:p text:style-name="P27"><draw:custom-shape text:anchor-type="paragraph" draw:z-index="168" draw:name="Shape 91" draw:style-name="gr22" draw:text-style-name="P95" svg:width="17.569cm" svg:height="8.97cm" svg:x="0.404cm" svg:y="0.333cm"><text:p/><draw:enhanced-geometry svg:viewBox="0 0 21600 21600" draw:type="rectangle" draw:enhanced-path="M 0 0 L 21600 0 21600 21600 0 21600 0 0 Z N"/></draw:custom-shape><draw:line text:anchor-type="paragraph" draw:z-index="172" draw:name="Horizontal line 9" draw:style-name="gr1" draw:text-style-name="P94" svg:x1="0.404cm" svg:y1="5.249cm" svg:x2="17.972cm" svg:y2="5.249cm"><text:p/></draw:line><draw:line text:anchor-type="paragraph" draw:z-index="173" draw:name="Horizontal line 10" draw:style-name="gr1" draw:text-style-name="P94" svg:x1="0.404cm" svg:y1="6.583cm" svg:x2="17.972cm" svg:y2="6.583cm"><text:p/></draw:line><draw:line text:anchor-type="paragraph" draw:z-index="175" draw:name="Horizontal line 12" draw:style-name="gr1" draw:text-style-name="P94" svg:x1="0.404cm" svg:y1="8.583cm" svg:x2="17.972cm" svg:y2="8.583cm"><text:p/></draw:line><draw:line text:anchor-type="paragraph" draw:z-index="177" draw:name="Line 70" draw:style-name="gr1" draw:text-style-name="P94" svg:x1="2.282cm" svg:y1="0.333cm" svg:x2="2.388cm" svg:y2="9.302cm"><text:p/></draw:line><draw:line text:anchor-type="paragraph" draw:z-index="178" draw:name="Line 71" draw:style-name="gr1" draw:text-style-name="P94" svg:x1="6.616cm" svg:y1="0.333cm" svg:x2="6.722cm" svg:y2="9.302cm"><text:p/></draw:line><draw:line text:anchor-type="paragraph" draw:z-index="179" draw:name="Line 72" draw:style-name="gr1" draw:text-style-name="P94" svg:x1="10.617cm" svg:y1="0.333cm" svg:x2="10.723cm" svg:y2="9.302cm"><text:p/></draw:line><draw:line text:anchor-type="paragraph" draw:z-index="180" draw:name="Line 73" draw:style-name="gr1" draw:text-style-name="P94" svg:x1="13.617cm" svg:y1="0.333cm" svg:x2="13.723cm" svg:y2="9.302cm"><text:p/></draw:line><draw:line text:anchor-type="paragraph" draw:z-index="181" draw:name="Line 74" draw:style-name="gr1" draw:text-style-name="P94" svg:x1="15.951cm" svg:y1="0.333cm" svg:x2="16.057cm" svg:y2="9.302cm"><text:p/></draw:line></text:p>
      <text:p text:style-name="P27"/>
      <text:p text:style-name="P27"/>
      <text:p text:style-name="P27"><draw:line text:anchor-type="paragraph" draw:z-index="169" draw:name="Horizontal line 6" draw:style-name="gr1" draw:text-style-name="P94" svg:x1="0.404cm" svg:y1="0.249cm" svg:x2="17.972cm" svg:y2="0.249cm"><text:p/></draw:line><draw:line text:anchor-type="paragraph" draw:z-index="170" draw:name="Horizontal line 7" draw:style-name="gr1" draw:text-style-name="P94" svg:x1="0.404cm" svg:y1="1.582cm" svg:x2="17.972cm" svg:y2="1.582cm"><text:p/></draw:line></text:p>
      <text:p text:style-name="P27"/>
      <text:p text:style-name="P27"/>
      <text:p text:style-name="P27"><draw:line text:anchor-type="paragraph" draw:z-index="171" draw:name="Horizontal line 8" draw:style-name="gr1" draw:text-style-name="P94" svg:x1="0.404cm" svg:y1="1.249cm" svg:x2="17.972cm" svg:y2="1.249cm"><text:p/></draw:line></text:p>
      <text:p text:style-name="P27"/>
      <text:p text:style-name="P27"/>
      <text:p text:style-name="P27"/>
      <text:p text:style-name="P27"/>
      <text:p text:style-name="P27"/>
      <text:p text:style-name="P27"/>
      <text:p text:style-name="P27"><draw:line text:anchor-type="paragraph" draw:z-index="174" draw:name="Horizontal line 11" draw:style-name="gr1" draw:text-style-name="P94" svg:x1="0.404cm" svg:y1="1.249cm" svg:x2="17.972cm" svg:y2="1.249cm"><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34">6. <text:span text:style-name="T51">User list</text:span></text:p>
      <text:p text:style-name="P34"/>
      <text:p text:style-name="P29"><draw:line text:anchor-type="paragraph" draw:z-index="214" draw:name="Vertical line 8" draw:style-name="gr1" draw:text-style-name="P94" svg:x1="2.97cm" svg:y1="0.312cm" svg:x2="2.97cm" svg:y2="0.815cm"><text:p/></draw:line></text:p>
      <text:p text:style-name="P29"><text:tab/>-&gt; <text:span text:style-name="T57">List </text:span><text:span text:style-name="T58">Users</text:span><text:span text:style-name="T57"> </text:span><text:span text:style-name="T58">is register user list </text:span><text:span text:style-name="T57">login user is super admin or main admin then it showing all user</text:span><text:span text:style-name="T58">s</text:span><text:span text:style-name="T57"> <text:s/>list and it can me mamget them to add new,edit </text:span><text:span text:style-name="T58">users</text:span><text:span text:style-name="T57"> and delete </text:span><text:span text:style-name="T58">users</text:span><text:span text:style-name="T57">.</text:span></text:p>
      <text:p text:style-name="P34"><draw:custom-shape text:anchor-type="paragraph" draw:z-index="182" draw:name="Shape 90" draw:style-name="gr5" draw:text-style-name="P98" svg:width="19.419cm" svg:height="16.685cm" svg:x="-0.649cm" svg:y="0.275cm"><text:p/><draw:enhanced-geometry svg:viewBox="0 0 21600 21600" draw:type="rectangle" draw:enhanced-path="M 0 0 L 21600 0 21600 21600 0 21600 0 0 Z N"/></draw:custom-shape></text:p>
      <text:p text:style-name="P34"/>
      <text:p text:style-name="P33"/>
      <text:p text:style-name="P27"><draw:custom-shape text:anchor-type="paragraph" draw:z-index="184" draw:name="Shape 94" draw:style-name="gr3" draw:text-style-name="P97" svg:width="2.961cm" svg:height="0.821cm" svg:x="15.152cm" svg:y="0.411cm"><text:p text:style-name="P96"><text:span text:style-name="T65"><text:s text:c="3"/></text:span><text:span text:style-name="T65">Logout</text:span></text:p><draw:enhanced-geometry svg:viewBox="0 0 21600 21600" draw:type="rectangle" draw:enhanced-path="M 0 0 L 21600 0 21600 21600 0 21600 0 0 Z N"/></draw:custom-shape><draw:custom-shape text:anchor-type="paragraph" draw:z-index="183" draw:name="Shape 93" draw:style-name="gr4" draw:text-style-name="P97" svg:width="2.959cm" svg:height="0.819cm" svg:x="11.569cm" svg:y="0.263cm"><text:p text:style-name="P96"><text:span text:style-name="T65"><text:s text:c="3"/></text:span><text:span text:style-name="T65">Prouct</text:span><text:span text:style-name="T65"><text:tab/></text:span></text:p><draw:enhanced-geometry svg:viewBox="0 0 21600 21600" draw:type="rectangle" draw:enhanced-path="M 0 0 L 21600 0 21600 21600 0 21600 0 0 Z N"/></draw:custom-shape><draw:custom-shape text:anchor-type="paragraph" draw:z-index="185" draw:name="Shape 92" draw:style-name="gr3" draw:text-style-name="P97" svg:width="2.961cm" svg:height="0.821cm" svg:x="7.892cm" svg:y="0.295cm"><text:p text:style-name="P96"><text:span text:style-name="T65"><text:s text:c="2"/></text:span><text:span text:style-name="T65">Users</text:span><text:span text:style-name="T65"><text:tab/></text:span></text:p><draw:enhanced-geometry svg:viewBox="0 0 21600 21600" draw:type="rectangle" draw:enhanced-path="M 0 0 L 21600 0 21600 21600 0 21600 0 0 Z N"/></draw:custom-shape><draw:custom-shape text:anchor-type="paragraph" draw:z-index="186" draw:name="Shape 95" draw:style-name="gr4" draw:text-style-name="P97" svg:width="2.959cm" svg:height="0.819cm" svg:x="4.32cm" svg:y="0.284cm"><text:p text:style-name="P96"><text:span text:style-name="T65"><text:s text:c="3"/></text:span><text:span text:style-name="T65">Profiles</text:span><text:span text:style-name="T65"><text:tab/></text:span></text:p><draw:enhanced-geometry svg:viewBox="0 0 21600 21600" draw:type="rectangle" draw:enhanced-path="M 0 0 L 21600 0 21600 21600 0 21600 0 0 Z N"/></draw:custom-shape></text:p>
      <text:p text:style-name="P27"/>
      <text:p text:style-name="P27"/>
      <text:p text:style-name="P27"/>
      <text:p text:style-name="P27"><draw:line text:anchor-type="paragraph" draw:z-index="187" draw:name="Line 75" draw:style-name="gr1" draw:text-style-name="P94" svg:x1="-0.649cm" svg:y1="0.077cm" svg:x2="18.898cm" svg:y2="0.051cm"><text:p/></draw:line></text:p>
      <text:p text:style-name="P27"/>
      <text:p text:style-name="P27"/>
      <text:p text:style-name="P27"/>
      <text:p text:style-name="P27"/>
      <text:p text:style-name="P27"><draw:custom-shape text:anchor-type="paragraph" draw:z-index="188" draw:name="Shape 96" draw:style-name="gr22" draw:text-style-name="P95" svg:width="17.569cm" svg:height="8.97cm" svg:x="-0.046cm" svg:y="0.074cm"><text:p/><draw:enhanced-geometry svg:viewBox="0 0 21600 21600" draw:type="rectangle" draw:enhanced-path="M 0 0 L 21600 0 21600 21600 0 21600 0 0 Z N"/></draw:custom-shape><draw:line text:anchor-type="paragraph" draw:z-index="193" draw:name="Horizontal line 17" draw:style-name="gr1" draw:text-style-name="P94" svg:x1="-0.046cm" svg:y1="5.935cm" svg:x2="17.522cm" svg:y2="5.935cm"><text:p/></draw:line><draw:line text:anchor-type="paragraph" draw:z-index="196" draw:name="Line 69" draw:style-name="gr1" draw:text-style-name="P94" svg:x1="1.674cm" svg:y1="0.074cm" svg:x2="1.621cm" svg:y2="8.915cm"><text:p/></draw:line><draw:line text:anchor-type="paragraph" draw:z-index="197" draw:name="Line 76" draw:style-name="gr1" draw:text-style-name="P94" svg:x1="4.008cm" svg:y1="0.074cm" svg:x2="3.955cm" svg:y2="8.915cm"><text:p/></draw:line><draw:line text:anchor-type="paragraph" draw:z-index="198" draw:name="Line 77" draw:style-name="gr1" draw:text-style-name="P94" svg:x1="8.675cm" svg:y1="0.074cm" svg:x2="8.622cm" svg:y2="8.915cm"><text:p/></draw:line><draw:line text:anchor-type="paragraph" draw:z-index="199" draw:name="Line 78" draw:style-name="gr1" draw:text-style-name="P94" svg:x1="12.675cm" svg:y1="0.074cm" svg:x2="12.622cm" svg:y2="8.915cm"><text:p/></draw:line><draw:line text:anchor-type="paragraph" draw:z-index="200" draw:name="Line 79" draw:style-name="gr1" draw:text-style-name="P94" svg:x1="14.676cm" svg:y1="0.074cm" svg:x2="14.623cm" svg:y2="8.915cm"><text:p/></draw:line><draw:line text:anchor-type="paragraph" draw:z-index="201" draw:name="Line 80" draw:style-name="gr1" draw:text-style-name="P94" svg:x1="16.009cm" svg:y1="0.074cm" svg:x2="15.956cm" svg:y2="8.915cm"><text:p/></draw:line></text:p>
      <text:p text:style-name="P27"/>
      <text:p text:style-name="P27"><draw:line text:anchor-type="paragraph" draw:z-index="189" draw:name="Horizontal line 13" draw:style-name="gr1" draw:text-style-name="P94" svg:x1="-0.046cm" svg:y1="0.268cm" svg:x2="17.522cm" svg:y2="0.268cm"><text:p/></draw:line><draw:line text:anchor-type="paragraph" draw:z-index="190" draw:name="Horizontal line 14" draw:style-name="gr1" draw:text-style-name="P94" svg:x1="-0.046cm" svg:y1="1.268cm" svg:x2="17.522cm" svg:y2="1.268cm"><text:p/></draw:line></text:p>
      <text:p text:style-name="P27"/>
      <text:p text:style-name="P27"><draw:line text:anchor-type="paragraph" draw:z-index="191" draw:name="Horizontal line 15" draw:style-name="gr1" draw:text-style-name="P94" svg:x1="-0.046cm" svg:y1="1.268cm" svg:x2="17.522cm" svg:y2="1.268cm"><text:p/></draw:line></text:p>
      <text:p text:style-name="P27"/>
      <text:p text:style-name="P27"><draw:line text:anchor-type="paragraph" draw:z-index="192" draw:name="Horizontal line 16" draw:style-name="gr1" draw:text-style-name="P94" svg:x1="-0.046cm" svg:y1="1.602cm" svg:x2="17.522cm" svg:y2="1.602cm"><text:p/></draw:line></text:p>
      <text:p text:style-name="P27"/>
      <text:p text:style-name="P27"/>
      <text:p text:style-name="P27"/>
      <text:p text:style-name="P27"/>
      <text:p text:style-name="P27"/>
      <text:p text:style-name="P27"><draw:line text:anchor-type="paragraph" draw:z-index="194" draw:name="Horizontal line 18" draw:style-name="gr1" draw:text-style-name="P94" svg:x1="-0.046cm" svg:y1="1.268cm" svg:x2="17.522cm" svg:y2="1.268cm"><text:p/></draw:line><draw:line text:anchor-type="paragraph" draw:z-index="195" draw:name="Horizontal line 19" draw:style-name="gr1" draw:text-style-name="P94" svg:x1="-0.046cm" svg:y1="2.268cm" svg:x2="17.522cm" svg:y2="2.268cm"><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40">7. <text:span text:style-name="T51">Add Category By Admin</text:span></text:p>
      <text:p text:style-name="P40"/>
      <text:p text:style-name="P40"><text:tab/>-&gt; <text:span text:style-name="T59">Add cate</text:span><text:span text:style-name="T61">g</text:span><text:span text:style-name="T59">ory is only access page and add category auth valid user no any one can add category of product .</text:span></text:p>
      <text:p text:style-name="P40"><draw:custom-shape text:anchor-type="paragraph" draw:z-index="238" draw:name="Shape 113" draw:style-name="gr5" draw:text-style-name="P98" svg:width="19.419cm" svg:height="16.685cm" svg:x="-0.887cm" svg:y="0.339cm"><text:p/><draw:enhanced-geometry svg:viewBox="0 0 21600 21600" draw:type="rectangle" draw:enhanced-path="M 0 0 L 21600 0 21600 21600 0 21600 0 0 Z N"/></draw:custom-shape></text:p>
      <text:p text:style-name="P40"/>
      <text:p text:style-name="P40"><draw:custom-shape text:anchor-type="paragraph" draw:z-index="239" draw:name="Shape 115" draw:style-name="gr4" draw:text-style-name="P97" svg:width="2.959cm" svg:height="0.819cm" svg:x="8.474cm" svg:y="0.12cm"><text:p text:style-name="P96"><text:span text:style-name="T65"><text:s text:c="3"/></text:span><text:span text:style-name="T65">Profiles</text:span><text:span text:style-name="T65"><text:tab/></text:span></text:p><draw:enhanced-geometry svg:viewBox="0 0 21600 21600" draw:type="rectangle" draw:enhanced-path="M 0 0 L 21600 0 21600 21600 0 21600 0 0 Z N"/></draw:custom-shape><draw:custom-shape text:anchor-type="paragraph" draw:z-index="240" draw:name="Shape 116" draw:style-name="gr3" draw:text-style-name="P97" svg:width="2.961cm" svg:height="0.821cm" svg:x="11.649cm" svg:y="0.125cm"><text:p text:style-name="P96"><text:span text:style-name="T65"><text:s text:c="3"/></text:span><text:span text:style-name="T65">Prouct</text:span><text:span text:style-name="T65"><text:tab/></text:span></text:p><draw:enhanced-geometry svg:viewBox="0 0 21600 21600" draw:type="rectangle" draw:enhanced-path="M 0 0 L 21600 0 21600 21600 0 21600 0 0 Z N"/></draw:custom-shape><draw:custom-shape text:anchor-type="paragraph" draw:z-index="241" draw:name="Shape 117" draw:style-name="gr3" draw:text-style-name="P97" svg:width="2.961cm" svg:height="0.821cm" svg:x="15.005cm" svg:y="0.194cm"><text:p text:style-name="P96"><text:span text:style-name="T65"><text:s text:c="3"/></text:span><text:span text:style-name="T65">Logout</text:span></text:p><draw:enhanced-geometry svg:viewBox="0 0 21600 21600" draw:type="rectangle" draw:enhanced-path="M 0 0 L 21600 0 21600 21600 0 21600 0 0 Z N"/></draw:custom-shape><draw:custom-shape text:anchor-type="paragraph" draw:z-index="242" draw:name="Shape 114" draw:style-name="gr4" draw:text-style-name="P97" svg:width="2.959cm" svg:height="0.819cm" svg:x="8.474cm" svg:y="0.12cm"><text:p text:style-name="P96"><text:span text:style-name="T65"><text:s text:c="3"/></text:span><text:span text:style-name="T65">Profiles</text:span><text:span text:style-name="T65"><text:tab/></text:span></text:p><draw:enhanced-geometry svg:viewBox="0 0 21600 21600" draw:type="rectangle" draw:enhanced-path="M 0 0 L 21600 0 21600 21600 0 21600 0 0 Z N"/></draw:custom-shape><draw:custom-shape text:anchor-type="paragraph" draw:z-index="257" draw:name="Shape 131" draw:style-name="gr4" draw:text-style-name="P97" svg:width="2.959cm" svg:height="0.819cm" svg:x="5.034cm" svg:y="0.099cm"><text:p text:style-name="P96"><text:span text:style-name="T65"><text:s text:c="3"/></text:span><text:span text:style-name="T65">Category</text:span><text:span text:style-name="T65"><text:tab/></text:span></text:p><draw:enhanced-geometry svg:viewBox="0 0 21600 21600" draw:type="rectangle" draw:enhanced-path="M 0 0 L 21600 0 21600 21600 0 21600 0 0 Z N"/></draw:custom-shape></text:p>
      <text:p text:style-name="P40"/>
      <text:p text:style-name="P40"/>
      <text:p text:style-name="P40"/>
      <text:p text:style-name="P40"><draw:line text:anchor-type="paragraph" draw:z-index="243" draw:name="Line 98" draw:style-name="gr1" draw:text-style-name="P94" svg:x1="-1.078cm" svg:y1="0.466cm" svg:x2="18.531cm" svg:y2="0.36cm"><text:p/></draw:line></text:p>
      <text:p text:style-name="P40"/>
      <text:p text:style-name="P40"><draw:custom-shape text:anchor-type="paragraph" draw:z-index="251" draw:name="Shape 125" draw:style-name="gr9" draw:text-style-name="P99" svg:width="4.786cm" svg:height="1.16cm" svg:x="1.473cm" svg:y="0.296cm"><text:p text:style-name="P99"><text:s text:c="13"/>N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2" draw:name="Shape 126" draw:style-name="gr8" draw:text-style-name="P101" svg:width="5.054cm" svg:height="0.953cm" svg:x="7.257cm" svg:y="0.436cm"><text:p text:style-name="P99"><text:s text:c="4"/></text:p><draw:enhanced-geometry svg:viewBox="0 0 21600 21600" draw:type="rectangle" draw:enhanced-path="M 0 0 L 21600 0 21600 21600 0 21600 0 0 Z N"/></draw:custom-shape></text:p>
      <text:p text:style-name="P40"/>
      <text:p text:style-name="P40"/>
      <text:p text:style-name="P40"/>
      <text:p text:style-name="P40"><draw:custom-shape text:anchor-type="paragraph" draw:z-index="244" draw:name="Shape 118" draw:style-name="gr9" draw:text-style-name="P99" svg:width="4.786cm" svg:height="1.16cm" svg:x="1.473cm" svg:y="0.09cm"><text:p text:style-name="P99"><text:s text:c="12"/>Im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5" draw:name="Shape 119" draw:style-name="gr8" draw:text-style-name="P101" svg:width="5.054cm" svg:height="0.953cm" svg:x="7.257cm" svg:y="0.208cm"><text:p text:style-name="P99"><text:s text:c="4"/></text:p><draw:enhanced-geometry svg:viewBox="0 0 21600 21600" draw:type="rectangle" draw:enhanced-path="M 0 0 L 21600 0 21600 21600 0 21600 0 0 Z N"/></draw:custom-shape><draw:custom-shape text:anchor-type="paragraph" draw:z-index="253" draw:name="Shape 127" draw:style-name="gr7" draw:text-style-name="P100" svg:width="2.805cm" svg:height="1.033cm" svg:x="12.681cm" svg:y="0.138cm"><text:p text:style-name="P99">Brow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
      <text:p text:style-name="P40"/>
      <text:p text:style-name="P40"/>
      <text:p text:style-name="P40"/>
      <text:p text:style-name="P40"><draw:custom-shape text:anchor-type="paragraph" draw:z-index="246" draw:name="Shape 120" draw:style-name="gr9" draw:text-style-name="P99" svg:width="4.786cm" svg:height="1.16cm" svg:x="1.314cm" svg:y="0.386cm"><text:p text:style-name="P99"><text:s text:c="13"/>Descip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7" draw:name="Shape 121" draw:style-name="gr12" draw:text-style-name="P103" svg:width="7.414cm" svg:height="2.837cm" svg:x="7.045cm" svg:y="0.349cm"><text:p/><draw:enhanced-geometry svg:viewBox="0 0 21600 21600" draw:type="rectangle" draw:enhanced-path="M 0 0 L 21600 0 21600 21600 0 21600 0 0 Z N"/></draw:custom-shape></text:p>
      <text:p text:style-name="P40"/>
      <text:p text:style-name="P40"/>
      <text:p text:style-name="P40"/>
      <text:p text:style-name="P40"/>
      <text:p text:style-name="P40"/>
      <text:p text:style-name="P40"/>
      <text:p text:style-name="P40"/>
      <text:p text:style-name="P40"><draw:custom-shape text:anchor-type="paragraph" draw:z-index="248" draw:name="Shape 122" draw:style-name="gr11" draw:text-style-name="P95" svg:width="7.492cm" svg:height="1.011cm" svg:x="7.123cm" svg:y="0.457cm"><text:p/><draw:enhanced-geometry svg:viewBox="0 0 21600 21600" draw:type="rectangle" draw:enhanced-path="M 0 0 L 21600 0 21600 21600 0 21600 0 0 Z N"/></draw:custom-shape></text:p>
      <text:p text:style-name="P40"><draw:custom-shape text:anchor-type="paragraph" draw:z-index="249" draw:name="Shape 123" draw:style-name="gr10" draw:text-style-name="P102" svg:width="0.698cm" svg:height="0.643cm" svg:x="13.501cm" svg:y="0.0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50" draw:name="Shape 124" draw:style-name="gr9" draw:text-style-name="P99" svg:width="4.786cm" svg:height="1.16cm" svg:x="1.499cm" svg:y="0.005cm"><text:p text:style-name="P99"><text:s text:c="13"/>Stat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
      <text:p text:style-name="P40"/>
      <text:p text:style-name="P40"/>
      <text:p text:style-name="P40"><draw:custom-shape text:anchor-type="paragraph" draw:z-index="254" draw:name="Shape 128" draw:style-name="gr6" draw:text-style-name="P100" svg:width="3.89cm" svg:height="1.059cm" svg:x="5.299cm" svg:y="0.45cm"><text:p text:style-name="P99"><text:s text:c="6"/>Add Categ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2">8<text:span text:style-name="T51">.</text:span><text:span text:style-name="T55">Category list</text:span></text:p>
      <text:p text:style-name="P42"/>
      <text:p text:style-name="P42"/>
      <text:p text:style-name="P41">-&gt;<text:span text:style-name="T57">List </text:span><text:span text:style-name="T60">category </text:span><text:span text:style-name="T57"><text:s/></text:span><text:span text:style-name="T58">is </text:span><text:span text:style-name="T60">Add</text:span><text:span text:style-name="T58"> </text:span><text:span text:style-name="T60">category by admin </text:span><text:span text:style-name="T58"><text:s/></text:span><text:span text:style-name="T57">login user is super admin or main admin then it showing all </text:span><text:span text:style-name="T60">cateody</text:span><text:span text:style-name="T57"> <text:s/>list and it can me mamget them to add new,edit </text:span><text:span text:style-name="T60">category</text:span><text:span text:style-name="T57"> and delete </text:span><text:span text:style-name="T60">caetgory.</text:span></text:p>
      <text:p text:style-name="P27"/>
      <text:p text:style-name="P27"/>
      <text:p text:style-name="P27"/>
      <text:p text:style-name="P27"><draw:custom-shape text:anchor-type="paragraph" draw:z-index="255" draw:name="Shape 129" draw:style-name="gr5" draw:text-style-name="P98" svg:width="19.419cm" svg:height="16.685cm" svg:x="-0.649cm" svg:y="0.275cm"><text:p/><draw:enhanced-geometry svg:viewBox="0 0 21600 21600" draw:type="rectangle" draw:enhanced-path="M 0 0 L 21600 0 21600 21600 0 21600 0 0 Z N"/></draw:custom-shape></text:p>
      <text:p text:style-name="P27"><draw:custom-shape text:anchor-type="paragraph" draw:z-index="256" draw:name="Shape 130" draw:style-name="gr4" draw:text-style-name="P97" svg:width="2.959cm" svg:height="0.819cm" svg:x="5.59cm" svg:y="0.459cm"><text:p text:style-name="P96"><text:span text:style-name="T65"><text:s text:c="3"/></text:span><text:span text:style-name="T65">Profiles</text:span><text:span text:style-name="T65"><text:tab/></text:span></text:p><draw:enhanced-geometry svg:viewBox="0 0 21600 21600" draw:type="rectangle" draw:enhanced-path="M 0 0 L 21600 0 21600 21600 0 21600 0 0 Z N"/></draw:custom-shape><draw:custom-shape text:anchor-type="paragraph" draw:z-index="259" draw:name="Shape 133" draw:style-name="gr3" draw:text-style-name="P97" svg:width="2.961cm" svg:height="0.821cm" svg:x="12.337cm" svg:y="0.459cm"><text:p text:style-name="P96"><text:span text:style-name="T65"><text:s text:c="3"/></text:span><text:span text:style-name="T65">Prouct</text:span><text:span text:style-name="T65"><text:tab/></text:span></text:p><draw:enhanced-geometry svg:viewBox="0 0 21600 21600" draw:type="rectangle" draw:enhanced-path="M 0 0 L 21600 0 21600 21600 0 21600 0 0 Z N"/></draw:custom-shape></text:p>
      <text:p text:style-name="P27"><draw:custom-shape text:anchor-type="paragraph" draw:z-index="258" draw:name="Shape 132" draw:style-name="gr4" draw:text-style-name="P97" svg:width="2.959cm" svg:height="0.819cm" svg:x="8.924cm" svg:y="0.025cm"><text:p text:style-name="P96"><text:span text:style-name="T65"><text:s text:c="3"/></text:span><text:span text:style-name="T65">Category</text:span><text:span text:style-name="T65"><text:tab/></text:span></text:p><draw:enhanced-geometry svg:viewBox="0 0 21600 21600" draw:type="rectangle" draw:enhanced-path="M 0 0 L 21600 0 21600 21600 0 21600 0 0 Z N"/></draw:custom-shape><draw:custom-shape text:anchor-type="paragraph" draw:z-index="260" draw:name="Shape 134" draw:style-name="gr3" draw:text-style-name="P97" svg:width="2.961cm" svg:height="0.821cm" svg:x="15.614cm" svg:y="0.041cm"><text:p text:style-name="P96"><text:span text:style-name="T65"><text:s text:c="3"/></text:span><text:span text:style-name="T65">Logout</text:span></text:p><draw:enhanced-geometry svg:viewBox="0 0 21600 21600" draw:type="rectangle" draw:enhanced-path="M 0 0 L 21600 0 21600 21600 0 21600 0 0 Z N"/></draw:custom-shape></text:p>
      <text:p text:style-name="P27"/>
      <text:p text:style-name="P27"/>
      <text:p text:style-name="P27"/>
      <text:p text:style-name="P27"/>
      <text:p text:style-name="P27"/>
      <text:p text:style-name="P27"/>
      <text:p text:style-name="P27"/>
      <text:p text:style-name="P27"><draw:custom-shape text:anchor-type="paragraph" draw:z-index="261" draw:name="Shape 135" draw:style-name="gr2" draw:text-style-name="P95" svg:width="17.754cm" svg:height="9.976cm" svg:x="0.51cm" svg:y="0.168cm"><text:p/><draw:enhanced-geometry svg:viewBox="0 0 21600 21600" draw:type="rectangle" draw:enhanced-path="M 0 0 L 21600 0 21600 21600 0 21600 0 0 Z N"/></draw:custom-shape><draw:line text:anchor-type="paragraph" draw:z-index="269" draw:name="Line 106" draw:style-name="gr1" draw:text-style-name="P94" svg:x1="1.859cm" svg:y1="0.3cm" svg:x2="1.885cm" svg:y2="10.01cm"><text:p/></draw:line><draw:line text:anchor-type="paragraph" draw:z-index="270" draw:name="Line 107" draw:style-name="gr1" draw:text-style-name="P94" svg:x1="1.859cm" svg:y1="0.3cm" svg:x2="1.885cm" svg:y2="10.01cm"><text:p/></draw:line><draw:line text:anchor-type="paragraph" draw:z-index="271" draw:name="Line 108" draw:style-name="gr1" draw:text-style-name="P94" svg:x1="3.526cm" svg:y1="0.3cm" svg:x2="3.552cm" svg:y2="10.01cm"><text:p/></draw:line><draw:line text:anchor-type="paragraph" draw:z-index="272" draw:name="Line 109" draw:style-name="gr1" draw:text-style-name="P94" svg:x1="5.526cm" svg:y1="0.3cm" svg:x2="5.552cm" svg:y2="10.01cm"><text:p/></draw:line><draw:line text:anchor-type="paragraph" draw:z-index="273" draw:name="Line 110" draw:style-name="gr1" draw:text-style-name="P94" svg:x1="12.527cm" svg:y1="0.3cm" svg:x2="12.553cm" svg:y2="10.01cm"><text:p/></draw:line><draw:line text:anchor-type="paragraph" draw:z-index="274" draw:name="Line 111" draw:style-name="gr1" draw:text-style-name="P94" svg:x1="15.194cm" svg:y1="0.3cm" svg:x2="15.22cm" svg:y2="10.01cm"><text:p/></draw:line></text:p>
      <text:p text:style-name="P27"/>
      <text:p text:style-name="P27"><draw:line text:anchor-type="paragraph" draw:z-index="262" draw:name="Line 99" draw:style-name="gr1" draw:text-style-name="P94" svg:x1="0.51cm" svg:y1="0.305cm" svg:x2="18.264cm" svg:y2="0.173cm"><text:p/></draw:line><draw:line text:anchor-type="paragraph" draw:z-index="263" draw:name="Line 100" draw:style-name="gr1" draw:text-style-name="P94" svg:x1="0.51cm" svg:y1="1.638cm" svg:x2="18.264cm" svg:y2="1.506cm"><text:p/></draw:line></text:p>
      <text:p text:style-name="P27"/>
      <text:p text:style-name="P27"/>
      <text:p text:style-name="P27"><draw:line text:anchor-type="paragraph" draw:z-index="264" draw:name="Line 101" draw:style-name="gr1" draw:text-style-name="P94" svg:x1="0.51cm" svg:y1="1.305cm" svg:x2="18.264cm" svg:y2="1.173cm"><text:p/></draw:line></text:p>
      <text:p text:style-name="P27"/>
      <text:p text:style-name="P27"><draw:line text:anchor-type="paragraph" draw:z-index="265" draw:name="Line 102" draw:style-name="gr1" draw:text-style-name="P94" svg:x1="0.51cm" svg:y1="1.638cm" svg:x2="18.264cm" svg:y2="1.506cm"><text:p/></draw:line></text:p>
      <text:p text:style-name="P27"/>
      <text:p text:style-name="P27"/>
      <text:p text:style-name="P27"><draw:line text:anchor-type="paragraph" draw:z-index="266" draw:name="Line 103" draw:style-name="gr1" draw:text-style-name="P94" svg:x1="0.51cm" svg:y1="1.638cm" svg:x2="18.264cm" svg:y2="1.506cm"><text:p/></draw:line></text:p>
      <text:p text:style-name="P27"/>
      <text:p text:style-name="P27"/>
      <text:p text:style-name="P27"><draw:line text:anchor-type="paragraph" draw:z-index="267" draw:name="Line 104" draw:style-name="gr1" draw:text-style-name="P94" svg:x1="0.51cm" svg:y1="1.638cm" svg:x2="18.264cm" svg:y2="1.506cm"><text:p/></draw:line></text:p>
      <text:p text:style-name="P27"/>
      <text:p text:style-name="P27"/>
      <text:p text:style-name="P27"><draw:line text:anchor-type="paragraph" draw:z-index="268" draw:name="Line 105" draw:style-name="gr1" draw:text-style-name="P94" svg:x1="0.51cm" svg:y1="1.638cm" svg:x2="18.264cm" svg:y2="1.506cm"><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35">7.<text:span text:style-name="T51">Profile page</text:span></text:p>
      <text:p text:style-name="P61"/>
      <text:p text:style-name="P35"><text:span text:style-name="T51">-&gt; </text:span><text:span text:style-name="T42">profile page showing the register details in paege so user can be <text:s/>manger or change them esaily </text:span></text:p>
      <text:p text:style-name="P27"><draw:custom-shape text:anchor-type="paragraph" draw:z-index="202" draw:name="Shape 97" draw:style-name="gr5" draw:text-style-name="P98" svg:width="19.419cm" svg:height="16.685cm" svg:x="-0.887cm" svg:y="0.339cm"><text:p/><draw:enhanced-geometry svg:viewBox="0 0 21600 21600" draw:type="rectangle" draw:enhanced-path="M 0 0 L 21600 0 21600 21600 0 21600 0 0 Z N"/></draw:custom-shape><text:s text:c="33"/></text:p>
      <text:p text:style-name="P27"/>
      <text:p text:style-name="P27"><draw:custom-shape text:anchor-type="paragraph" draw:z-index="204" draw:name="Shape 99" draw:style-name="gr3" draw:text-style-name="P97" svg:width="2.961cm" svg:height="0.821cm" svg:x="15.311cm" svg:y="0.427cm"><text:p text:style-name="P96"><text:span text:style-name="T65"><text:s text:c="3"/></text:span><text:span text:style-name="T65">Logout</text:span></text:p><draw:enhanced-geometry svg:viewBox="0 0 21600 21600" draw:type="rectangle" draw:enhanced-path="M 0 0 L 21600 0 21600 21600 0 21600 0 0 Z N"/></draw:custom-shape><draw:custom-shape text:anchor-type="paragraph" draw:z-index="203" draw:name="Shape 98" draw:style-name="gr4" draw:text-style-name="P97" svg:width="2.959cm" svg:height="0.819cm" svg:x="8.103cm" svg:y="0.432cm"><text:p text:style-name="P96"><text:span text:style-name="T65"><text:s text:c="3"/></text:span><text:span text:style-name="T65">Profiles</text:span><text:span text:style-name="T65"><text:tab/></text:span></text:p><draw:enhanced-geometry svg:viewBox="0 0 21600 21600" draw:type="rectangle" draw:enhanced-path="M 0 0 L 21600 0 21600 21600 0 21600 0 0 Z N"/></draw:custom-shape><draw:custom-shape text:anchor-type="paragraph" draw:z-index="205" draw:name="Shape 100" draw:style-name="gr4" draw:text-style-name="P97" svg:width="2.959cm" svg:height="0.819cm" svg:x="11.569cm" svg:y="0.411cm"><text:p text:style-name="P96"><text:span text:style-name="T65"><text:s text:c="3"/></text:span><text:span text:style-name="T65">Prouct</text:span><text:span text:style-name="T65"><text:tab/></text:span></text:p><draw:enhanced-geometry svg:viewBox="0 0 21600 21600" draw:type="rectangle" draw:enhanced-path="M 0 0 L 21600 0 21600 21600 0 21600 0 0 Z N"/></draw:custom-shape></text:p>
      <text:p text:style-name="P31"><draw:custom-shape text:anchor-type="paragraph" draw:z-index="206" draw:name="Shape 101" draw:style-name="gr3" draw:text-style-name="P97" svg:width="2.961cm" svg:height="0.821cm" svg:x="4.796cm" svg:y="0.009cm"><text:p text:style-name="P96"><text:span text:style-name="T65"><text:s text:c="2"/></text:span><text:span text:style-name="T65">Users</text:span><text:span text:style-name="T65"><text:tab/></text:span></text:p><draw:enhanced-geometry svg:viewBox="0 0 21600 21600" draw:type="rectangle" draw:enhanced-path="M 0 0 L 21600 0 21600 21600 0 21600 0 0 Z N"/></draw:custom-shape>dfgdfg</text:p>
      <text:p text:style-name="P31"/>
      <text:p text:style-name="P27"><draw:line text:anchor-type="paragraph" draw:z-index="207" draw:name="Line 81" draw:style-name="gr1" draw:text-style-name="P94" svg:x1="-0.887cm" svg:y1="0.187cm" svg:x2="18.532cm" svg:y2="0.081cm"><text:p/></draw:line></text:p>
      <text:p text:style-name="P30"><draw:custom-shape text:anchor-type="paragraph" draw:z-index="208" draw:name="Shape 102" draw:style-name="gr21" draw:text-style-name="P99" svg:width="5.054cm" svg:height="0.953cm" svg:x="1.489cm" svg:y="2.663cm"><text:p text:style-name="P99"><text:s text:c="2"/>Name</text:p><draw:enhanced-geometry svg:viewBox="0 0 21600 21600" draw:type="rectangle" draw:enhanced-path="M 0 0 L 21600 0 21600 21600 0 21600 0 0 Z N"/></draw:custom-shape><draw:custom-shape text:anchor-type="paragraph" draw:z-index="209" draw:name="Shape 103" draw:style-name="gr8" draw:text-style-name="P101" svg:width="5.054cm" svg:height="0.953cm" svg:x="7.336cm" svg:y="2.69cm"><text:p text:style-name="P99"><text:s text:c="4"/>test</text:p><draw:enhanced-geometry svg:viewBox="0 0 21600 21600" draw:type="rectangle" draw:enhanced-path="M 0 0 L 21600 0 21600 21600 0 21600 0 0 Z N"/></draw:custom-shape><draw:custom-shape text:anchor-type="paragraph" draw:z-index="210" draw:name="Shape 104" draw:style-name="gr8" draw:text-style-name="P101" svg:width="5.054cm" svg:height="0.953cm" svg:x="7.415cm" svg:y="4.822cm"><text:p text:style-name="P99"><text:s text:c="3"/>test@gmail.com</text:p><draw:enhanced-geometry svg:viewBox="0 0 21600 21600" draw:type="rectangle" draw:enhanced-path="M 0 0 L 21600 0 21600 21600 0 21600 0 0 Z N"/></draw:custom-shape><draw:custom-shape text:anchor-type="paragraph" draw:z-index="211" draw:name="Shape 107" draw:style-name="gr21" draw:text-style-name="P99" svg:width="5.054cm" svg:height="0.953cm" svg:x="1.621cm" svg:y="4.822cm"><text:p text:style-name="P99"><text:s/>Email</text:p><draw:enhanced-geometry svg:viewBox="0 0 21600 21600" draw:type="rectangle" draw:enhanced-path="M 0 0 L 21600 0 21600 21600 0 21600 0 0 Z N"/></draw:custom-shape><draw:custom-shape text:anchor-type="paragraph" draw:z-index="212" draw:name="Shape 105" draw:style-name="gr20" svg:width="2.356cm" svg:height="1.8cm" svg:x="5.907cm" svg:y="0.415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213" draw:name="Shape 106" draw:style-name="gr19" draw:text-style-name="P106" svg:width="4.737cm" svg:height="1.086cm" svg:x="4.637cm" svg:y="8.722cm"><text:p text:style-name="P99"><text:s text:c="14"/>Upda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dgdfgdf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5">End.....</text:p>
      <text:p text:style-name="P45"/>
      <text:p text:style-name="P45"/>
      <text:p text:style-name="P45"/>
      <text:p text:style-name="P45"><text:soft-page-break/></text:p>
      <text:p text:style-name="P43">Database Query</text:p>
      <text:p text:style-name="P43"/>
      <text:p text:style-name="P46"><text:span text:style-name="T45"><text:tab/></text:span><text:span text:style-name="T46">1.</text:span></text:p>
      <text:p text:style-name="P46"><text:span text:style-name="T45"><text:tab/><text:tab/> </text:span><text:span text:style-name="T37">CREATE DATABASE </text:span><text:bookmark text:name="docs-internal-guid-066f8c1d-7fff-1086-3638-e2e7fe0baf14"/><text:span text:style-name="T36">demoproject</text:span><text:span text:style-name="T39">;</text:span></text:p>
      <text:p text:style-name="P30"/>
      <text:p text:style-name="P30"/>
      <text:p text:style-name="P44"><text:s text:c="3"/><text:span text:style-name="T62">Table Query</text:span></text:p>
      <text:p text:style-name="P30"><text:tab/></text:p>
      <text:p text:style-name="P47">1) <text:span text:style-name="T47">User_details</text:span></text:p>
      <text:p text:style-name="P47"/>
      <text:p text:style-name="P30"><text:tab/> create table User_details(</text:p>
      <text:p text:style-name="P30"><text:tab/><text:tab/>id INT NOT NULL AUTO_INCREMENT,</text:p>
      <text:p text:style-name="P30"><text:tab/><text:tab/>name VARCHAR(255) NOT NULL,</text:p>
      <text:p text:style-name="P30"><text:tab/><text:tab/>email varchar(255) NOT NULL,</text:p>
      <text:p text:style-name="P30"><text:tab/><text:tab/>password varchar(255) NOT NULL,</text:p>
      <text:p text:style-name="P30"><text:tab/><text:tab/>status enum('Active', 'InActive') NULL,</text:p>
      <text:p text:style-name="P30"><text:tab/><text:tab/>create_at timestamp NOT NULL DEFAULT CURRENT_TIMESTAMP,</text:p>
      <text:p text:style-name="P30"><text:tab/><text:tab/>updated_at TIMESTAMP DEFAULT CURRENT_TIMESTAMP ON UPDATE <text:tab/><text:tab/><text:tab/>CURRENT_TIMESTAMP,</text:p>
      <text:p text:style-name="P30"><text:tab/><text:tab/>PRIMARY KEY ( id )</text:p>
      <text:p text:style-name="P30"><text:tab/><text:tab/>);</text:p>
      <text:p text:style-name="P30"/>
      <text:p text:style-name="P93"><text:span text:style-name="T63">2) <text:s/></text:span><text:span text:style-name="T43">categories</text:span></text:p>
      <text:p text:style-name="P93"><text:span text:style-name="T43"/></text:p>
      <text:p text:style-name="P30"><text:tab/>create table categories(</text:p>
      <text:p text:style-name="P30"><text:tab/><text:tab/>id INT NOT NULL AUTO_INCREMENT,</text:p>
      <text:p text:style-name="P30"><text:tab/><text:tab/>name VARCHAR(255) NOT NULL,</text:p>
      <text:p text:style-name="P30"><text:tab/><text:tab/>img BLOB NULL,</text:p>
      <text:p text:style-name="P30"><text:tab/><text:tab/>INDEX(name),</text:p>
      <text:p text:style-name="P30"><text:tab/><text:tab/>description MEDIUMTEXT <text:s text:c="2"/>NULL,</text:p>
      <text:p text:style-name="P30"><text:tab/><text:tab/>create_at timestamp NOT NULL DEFAULT CURRENT_TIMESTAMP,</text:p>
      <text:p text:style-name="P30"><text:tab/><text:tab/>updated_at TIMESTAMP DEFAULT CURRENT_TIMESTAMP ON UPDATE <text:tab/><text:tab/><text:tab/>CURRENT_TIMESTAMP,</text:p>
      <text:p text:style-name="P30"><text:tab/><text:tab/>PRIMARY KEY ( id )</text:p>
      <text:p text:style-name="P30"><text:tab/><text:tab/>);</text:p>
      <text:p text:style-name="P48">3) <text:s/><text:span text:style-name="T47">products</text:span></text:p>
      <text:p text:style-name="P63"/>
      <text:p text:style-name="P30"><text:tab/>create table products(</text:p>
      <text:p text:style-name="P30"><text:tab/><text:tab/>id INT NOT NULL AUTO_INCREMENT,</text:p>
      <text:p text:style-name="P30"><text:tab/><text:tab/>category_id INT NOT NULL,</text:p>
      <text:p text:style-name="P30"><text:tab/><text:tab/>title VARCHAR(255) NOT NULL,</text:p>
      <text:p text:style-name="P30"><text:tab/><text:tab/>img BLOB DEFAULT NULL,</text:p>
      <text:p text:style-name="P30"><text:tab/><text:tab/>location VARCHAR(255) NULL,</text:p>
      <text:p text:style-name="P32"><text:span text:style-name="T64"><text:tab/><text:tab/>postcode</text:span> VARCHAR(<text:span text:style-name="T64">120</text:span>) NULL,</text:p>
      <text:p text:style-name="P30"><text:tab/><text:tab/>state VARCHAR(255) NULL,</text:p>
      <text:p text:style-name="P30"><text:tab/><text:tab/>city VARCHAR(255) NULL,</text:p>
      <text:p text:style-name="P30"><text:tab/><text:tab/>description TINYTEXT NULL,</text:p>
      <text:p text:style-name="P30"><text:tab/><text:tab/>address MEDIUMTEXT NULL,</text:p>
      <text:p text:style-name="P30"><text:tab/><text:tab/>status ENUM('Active','InActive'),</text:p>
      <text:p text:style-name="P30"><text:tab/><text:tab/>INDEX(title),</text:p>
      <text:p text:style-name="P30"><text:tab/><text:tab/>create_at timestamp NOT NULL DEFAULT CURRENT_TIMESTAMP,</text:p>
      <text:p text:style-name="P30"><text:soft-page-break/><text:tab/><text:tab/>updated_at TIMESTAMP DEFAULT CURRENT_TIMESTAMP ON UPDATE <text:tab/><text:tab/><text:tab/>CURRENT_TIMESTAMP,</text:p>
      <text:p text:style-name="P30"><text:tab/><text:tab/>PRIMARY KEY ( id ),</text:p>
      <text:p text:style-name="P30"><text:tab/><text:tab/>Foreign Key (category_id) REFERENCES categories(id)</text:p>
      <text:p text:style-name="P30"><text:tab/><text:tab/>)ENGINE=InnoDB;</text:p>
      <text:p text:style-name="P30"/>
      <text:p text:style-name="P30"/>
      <text:p text:style-name="P30"/>
      <text:p text:style-name="P49">4) <text:s/><text:span text:style-name="T43">P</text:span><text:span text:style-name="T47">roducts </text:span><text:span text:style-name="T43">full text</text:span></text:p>
      <text:p text:style-name="P30"/>
      <text:p text:style-name="P30"><text:tab/><text:tab/>CREATE FULLTEXT INDEX idprox ON products(title);</text:p>
      <text:p text:style-name="P30"/>
      <text:p text:style-name="P49">5) <text:span text:style-name="T43"><text:s/>C</text:span><text:span text:style-name="T47">ategories </text:span><text:span text:style-name="T43">full text</text:span></text:p>
      <text:p text:style-name="P64"/>
      <text:p text:style-name="P30"><text:s/><text:tab/><text:tab/>CREATE FULLTEXT INDEX idcatx ON categories(name);</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monospac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7T10:55:42.049052719</meta:creation-date>
    <dc:date>2023-01-17T18:19:34.616037231</dc:date>
    <meta:editing-duration>PT6H16M37S</meta:editing-duration>
    <meta:editing-cycles>191</meta:editing-cycles>
    <meta:generator>LibreOffice/7.3.7.2$Linux_X86_64 LibreOffice_project/30$Build-2</meta:generator>
    <meta:document-statistic meta:table-count="4" meta:image-count="0" meta:object-count="0" meta:page-count="18" meta:paragraph-count="161" meta:word-count="697" meta:character-count="5210" meta:non-whitespace-character-count="3651"/>
  </office:meta>
</office:document-meta>
</file>